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2.5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67.5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152.84pt"/>
    </style:style>
    <style:style style:name="co9" style:family="table-column">
      <style:table-column-properties fo:break-before="auto" style:column-width="151.31pt"/>
    </style:style>
    <style:style style:name="co10" style:family="table-column">
      <style:table-column-properties fo:break-before="auto" style:column-width="123.51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104.2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78.3pt"/>
    </style:style>
    <style:style style:name="co16" style:family="table-column">
      <style:table-column-properties fo:break-before="auto" style:column-width="121.95pt"/>
    </style:style>
    <style:style style:name="co17" style:family="table-column">
      <style:table-column-properties fo:break-before="auto" style:column-width="125.8pt"/>
    </style:style>
    <style:style style:name="co18" style:family="table-column">
      <style:table-column-properties fo:break-before="auto" style:column-width="128.1pt"/>
    </style:style>
    <style:style style:name="co19" style:family="table-column">
      <style:table-column-properties fo:break-before="auto" style:column-width="244.69pt"/>
    </style:style>
    <style:style style:name="co20" style:family="table-column">
      <style:table-column-properties fo:break-before="auto" style:column-width="93.4pt"/>
    </style:style>
    <style:style style:name="co21" style:family="table-column">
      <style:table-column-properties fo:break-before="auto" style:column-width="110.35pt"/>
    </style:style>
    <style:style style:name="co22" style:family="table-column">
      <style:table-column-properties fo:break-before="auto" style:column-width="107.29pt"/>
    </style:style>
    <style:style style:name="co23" style:family="table-column">
      <style:table-column-properties fo:break-before="auto" style:column-width="113.44pt"/>
    </style:style>
    <style:style style:name="co24" style:family="table-column">
      <style:table-column-properties fo:break-before="auto" style:column-width="70.21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280.94pt"/>
    </style:style>
    <style:style style:name="co27" style:family="table-column">
      <style:table-column-properties fo:break-before="auto" style:column-width="185.24pt"/>
    </style:style>
    <style:style style:name="co28" style:family="table-column">
      <style:table-column-properties fo:break-before="auto" style:column-width="124.24pt"/>
    </style:style>
    <style:style style:name="co29" style:family="table-column">
      <style:table-column-properties fo:break-before="auto" style:column-width="77.16pt"/>
    </style:style>
    <style:style style:name="co30" style:family="table-column">
      <style:table-column-properties fo:break-before="auto" style:column-width="133.54pt"/>
    </style:style>
    <style:style style:name="co31" style:family="table-column">
      <style:table-column-properties fo:break-before="auto" style:column-width="240.04pt"/>
    </style:style>
    <style:style style:name="co32" style:family="table-column">
      <style:table-column-properties fo:break-before="auto" style:column-width="189.8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dashed #666666" fo:background-color="#ffffa6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0.74pt dashed #666666" fo:background-color="#ffffa6" fo:border-left="0.74pt solid #000000" fo:border-right="0.74pt solid #000000" fo:border-top="0.74pt dashed #666666"/>
    </style:style>
    <style:style style:name="ce15" style:family="table-cell" style:parent-style-name="Default">
      <style:table-cell-properties fo:border-bottom="0.74pt solid #000000" fo:background-color="#ffffa6" fo:border-left="0.74pt solid #000000" fo:border-right="0.74pt solid #000000" fo:border-top="0.74pt dashed #666666"/>
    </style:style>
    <style:style style:name="ce16" style:family="table-cell" style:parent-style-name="Default">
      <style:table-cell-properties fo:border-bottom="none" style:text-align-source="fix" style:repeat-content="false" fo:border-left="1.25pt solid #000000" fo:border-right="0.74pt solid #000000" fo:border-top="1.25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1.25pt solid #000000" fo:border-right="none" fo:border-top="none"/>
    </style:style>
    <style:style style:name="ce18" style:family="table-cell" style:parent-style-name="Default">
      <style:table-cell-properties fo:border-bottom="0.74pt dashed #666666" fo:background-color="#ffffa6" fo:border-left="1.25pt solid #000000" fo:border-right="none" fo:border-top="0.74pt solid #000000"/>
    </style:style>
    <style:style style:name="ce19" style:family="table-cell" style:parent-style-name="Default">
      <style:table-cell-properties fo:border-bottom="0.74pt dashed #666666" fo:background-color="#ffffa6" fo:border-left="1.25pt solid #000000" fo:border-right="none" fo:border-top="0.74pt dashed #666666"/>
    </style:style>
    <style:style style:name="ce20" style:family="table-cell" style:parent-style-name="Default">
      <style:table-cell-properties fo:border-bottom="0.74pt solid #000000" fo:background-color="#ffffa6" fo:border-left="1.25pt solid #000000" fo:border-right="none" fo:border-top="0.74pt dashed #666666"/>
    </style:style>
    <style:style style:name="ce21" style:family="table-cell" style:parent-style-name="Default">
      <style:table-cell-properties fo:border-bottom="none" fo:border-left="0.74pt solid #000000" fo:border-right="none" fo:border-top="0.74pt solid #000000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border-bottom="0.74pt solid #000000" fo:background-color="#dee7e5" style:text-align-source="fix" style:repeat-content="false" fo:wrap-option="no-wrap" fo:border-left="0.74pt solid #000000" fo:border-right="0.74pt solid #000000" fo:border-top="1.25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dee7e5" fo:wrap-option="wrap" fo:border="0.74pt solid #000000"/>
    </style:style>
    <style:style style:name="ce27" style:family="table-cell" style:parent-style-name="Default">
      <style:table-cell-properties fo:background-color="#f6f9d4" fo:border="0.74pt solid #000000"/>
    </style:style>
    <style:style style:name="ce28" style:family="table-cell" style:parent-style-name="Default">
      <style:table-cell-properties fo:background-color="#fff5ce" fo:border="0.74pt solid #000000"/>
    </style:style>
    <style:style style:name="ce2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31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32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33" style:family="table-cell" style:parent-style-name="Default">
      <style:table-cell-properties fo:border-bottom="none" fo:border-left="none" fo:border-right="0.74pt solid #000000" fo:border-top="1.25pt solid #000000"/>
    </style:style>
    <style:style style:name="ce34" style:family="table-cell" style:parent-style-name="Default">
      <style:table-cell-properties fo:border-bottom="none" fo:background-color="#fff5ce" fo:border-left="0.74pt solid #000000" fo:border-right="0.74pt solid #000000" fo:border-top="none"/>
    </style:style>
    <style:style style:name="ce35" style:family="table-cell" style:parent-style-name="Default">
      <style:table-cell-properties fo:border-bottom="0.74pt dotted #000000" fo:border-left="0.74pt solid #000000" fo:border-right="0.74pt solid #000000" fo:border-top="0.74pt solid #000000"/>
    </style:style>
    <style:style style:name="ce36" style:family="table-cell" style:parent-style-name="Default">
      <style:table-cell-properties fo:border-bottom="0.74pt dotted #000000" fo:border-left="0.74pt solid #000000" fo:border-right="0.74pt solid #000000" fo:border-top="0.74pt dotted #000000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0.74pt dotted #000000"/>
    </style:style>
    <style:style style:name="ce38" style:family="table-cell" style:parent-style-name="Default">
      <style:table-cell-properties fo:border-bottom="none" fo:border-left="none" fo:border-right="none" fo:border-top="0.74pt solid #000000"/>
    </style:style>
    <style:style style:name="ce39" style:family="table-cell" style:parent-style-name="Default" style:data-style-name="N0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48" style:family="table-cell" style:parent-style-name="Default">
      <style:table-cell-properties fo:border-bottom="0.74pt solid #000000" fo:background-color="#dee7e5" style:text-align-source="fix" style:repeat-content="false" fo:wrap-option="wrap" fo:border-left="0.74pt solid #000000" fo:border-right="0.74pt solid #000000" fo:border-top="1.25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dee7e5" fo:border="0.74pt solid #000000"/>
    </style:style>
    <style:style style:name="ce50" style:family="table-cell" style:parent-style-name="Default">
      <style:table-cell-properties fo:border-bottom="0.74pt solid #000000" fo:border-left="none" fo:border-right="none" fo:border-top="0.74pt solid #000000"/>
    </style:style>
    <style:style style:name="ce51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52" style:family="table-cell" style:parent-style-name="Default">
      <style:table-cell-properties fo:border="0.74pt dotted #000000"/>
    </style:style>
    <style:style style:name="ce53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54" style:family="table-cell" style:parent-style-name="Default">
      <style:table-cell-properties fo:border-bottom="none" fo:border-left="none" fo:border-right="none" fo:border-top="1.25pt solid #000000"/>
    </style:style>
    <style:style style:name="ce55" style:family="table-cell" style:parent-style-name="Default">
      <style:table-cell-properties fo:border-bottom="0.74pt fine-dashed #000000" fo:border-left="none" fo:border-right="none" fo:border-top="0.74pt fine-dashed #000000"/>
    </style:style>
    <style:style style:name="ce56" style:family="table-cell" style:parent-style-name="Default">
      <style:table-cell-properties fo:border-bottom="none" fo:border-left="0.74pt solid #000000" fo:border-right="none" fo:border-top="1.25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f5ce" fo:border-left="0.74pt solid #000000" fo:border-right="none" fo:border-top="none"/>
    </style:style>
    <style:style style:name="ce58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59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60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61" style:family="table-cell" style:parent-style-name="Default">
      <style:table-cell-properties fo:border-bottom="none" fo:border-left="none" fo:border-right="0.74pt solid #000000" fo:border-top="1.25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f5ce" fo:border-left="none" fo:border-right="0.74pt solid #000000" fo:border-top="none"/>
    </style:style>
    <style:style style:name="ce63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64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65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66" style:family="table-cell" style:parent-style-name="Default">
      <style:table-cell-properties fo:border-bottom="0.74pt fine-dashed #000000" fo:border-left="none" fo:border-right="none" fo:border-top="0.74pt fine-dashed #000000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none" fo:border-left="none" fo:border-right="0.74pt solid #000000" fo:border-top="none"/>
    </style:style>
    <style:style style:name="ce69" style:family="table-cell" style:parent-style-name="Default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70" style:family="table-cell" style:parent-style-name="Default">
      <style:table-cell-properties fo:border="0.74pt dotted #000000"/>
    </style:style>
    <style:style style:name="ce71" style:family="table-cell" style:parent-style-name="Default">
      <style:table-cell-properties fo:border-bottom="none" fo:border-left="0.74pt solid #000000" fo:border-right="0.74pt solid #000000" fo:border-top="1.25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dotted #000000" fo:border-left="0.74pt solid #000000" fo:border-right="0.74pt solid #000000" fo:border-top="0.74pt solid #000000"/>
    </style:style>
    <style:style style:name="ce73" style:family="table-cell" style:parent-style-name="Default">
      <style:table-cell-properties fo:border-bottom="0.74pt dotted #000000" fo:border-left="0.74pt solid #000000" fo:border-right="0.74pt solid #000000" fo:border-top="0.74pt dotted #000000"/>
    </style:style>
    <style:style style:name="ce74" style:family="table-cell" style:parent-style-name="Default">
      <style:table-cell-properties fo:border-bottom="0.74pt solid #000000" fo:border-left="0.74pt solid #000000" fo:border-right="0.74pt solid #000000" fo:border-top="0.74pt dotted #000000"/>
    </style:style>
    <style:style style:name="ce75" style:family="table-cell" style:parent-style-name="Default"/>
    <style:style style:name="ce76" style:family="table-cell" style:parent-style-name="Default">
      <style:table-cell-properties fo:background-color="#fff5ce" fo:border="0.74pt solid #000000"/>
      <style:text-properties fo:font-style="normal" style:font-style-asian="normal" style:font-style-complex="normal"/>
    </style:style>
    <style:style style:name="ce77" style:family="table-cell" style:parent-style-name="Default">
      <style:table-cell-properties fo:background-color="#f6f9d4" fo:border="0.74pt solid #000000"/>
      <style:text-properties fo:color="#c9211e"/>
    </style:style>
    <style:style style:name="ce7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9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8d1d75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81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74pt solid #000000"/>
    </style:style>
    <style:style style:name="ce8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</style:style>
    <style:style style:name="ce86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87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88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89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90" style:family="table-cell" style:parent-style-name="Default">
      <style:table-cell-properties fo:border="0.74pt dotted #000000"/>
    </style:style>
    <style:style style:name="ce91" style:family="table-cell" style:parent-style-name="Default">
      <style:table-cell-properties fo:border="0.74pt dotted #000000"/>
    </style:style>
    <style:style style:name="ce92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93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94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95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96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100" style:family="table-cell" style:parent-style-name="Default">
      <style:table-cell-properties fo:border-bottom="0.74pt dashed #666666" fo:background-color="#fff5ce" fo:border-left="0.74pt solid #000000" fo:border-right="0.74pt solid #000000" fo:border-top="0.74pt dashed #666666"/>
    </style:style>
    <style:style style:name="ce101" style:family="table-cell" style:parent-style-name="Default">
      <style:table-cell-properties fo:border-bottom="0.74pt solid #000000" fo:background-color="#fff5ce" fo:border-left="0.74pt solid #000000" fo:border-right="0.74pt solid #000000" fo:border-top="0.74pt dashed #666666"/>
    </style:style>
    <style:style style:name="ce102" style:family="table-cell" style:parent-style-name="Default">
      <style:table-cell-properties fo:background-color="#dee7e5" fo:wrap-option="wrap" fo:border="0.74pt solid #000000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f6f9d4" fo:border="0.74pt solid #000000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105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106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108" style:family="table-cell" style:parent-style-name="Default">
      <style:table-cell-properties fo:background-color="#e6f7d0"/>
    </style:style>
    <style:style style:name="ce109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110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111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112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113" style:family="table-cell" style:parent-style-name="Default">
      <style:table-cell-properties fo:border="0.74pt dotted #000000"/>
    </style:style>
    <style:style style:name="ce114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115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116" style:family="table-cell" style:parent-style-name="Default">
      <style:table-cell-properties fo:border="0.74pt dotted #000000"/>
    </style:style>
    <style:style style:name="ce117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118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119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120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121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122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123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6" style:family="table-cell" style:parent-style-name="Default"/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e6f7d0"/>
    </style:style>
    <style:style style:name="ce99" style:family="table-cell" style:parent-style-name="Default">
      <style:table-cell-properties fo:border-bottom="0.74pt dashed #666666" fo:background-color="#fff5ce" fo:border-left="0.74pt solid #000000" fo:border-right="0.74pt solid #000000" fo:border-top="0.74pt solid #000000"/>
    </style:style>
    <style:style style:name="ce2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8d1d75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="0.74pt solid #000000"/>
    </style:style>
    <style:style style:name="ce2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0.74pt dashed #666666" fo:background-color="#ffffa6" fo:border-left="0.74pt solid #000000" fo:border-right="0.74pt solid #000000" fo:border-top="0.74pt solid #000000"/>
    </style:style>
    <style:style style:name="ce227" style:family="table-cell" style:parent-style-name="Default">
      <style:table-cell-properties fo:border-bottom="0.74pt dashed #666666" fo:background-color="#ffffa6" fo:border-left="0.74pt solid #000000" fo:border-right="0.74pt solid #000000" fo:border-top="0.74pt dashed #666666"/>
    </style:style>
    <style:style style:name="ce228" style:family="table-cell" style:parent-style-name="Default">
      <style:table-cell-properties fo:border-bottom="0.74pt solid #000000" fo:background-color="#ffffa6" fo:border-left="0.74pt solid #000000" fo:border-right="0.74pt solid #000000" fo:border-top="0.74pt dashed #666666"/>
    </style:style>
    <style:style style:name="ce229" style:family="table-cell" style:parent-style-name="Default">
      <style:table-cell-properties fo:border-bottom="none" style:text-align-source="fix" style:repeat-content="false" fo:border-left="1.25pt solid #000000" fo:border-right="0.74pt solid #000000" fo:border-top="1.25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none" fo:border-left="1.25pt solid #000000" fo:border-right="none" fo:border-top="none"/>
    </style:style>
    <style:style style:name="ce231" style:family="table-cell" style:parent-style-name="Default">
      <style:table-cell-properties fo:border-bottom="0.74pt dashed #666666" fo:background-color="#ffffa6" fo:border-left="1.25pt solid #000000" fo:border-right="none" fo:border-top="0.74pt solid #000000"/>
    </style:style>
    <style:style style:name="ce232" style:family="table-cell" style:parent-style-name="Default">
      <style:table-cell-properties fo:border-bottom="0.74pt dashed #666666" fo:background-color="#ffffa6" fo:border-left="1.25pt solid #000000" fo:border-right="none" fo:border-top="0.74pt dashed #666666"/>
    </style:style>
    <style:style style:name="ce233" style:family="table-cell" style:parent-style-name="Default">
      <style:table-cell-properties fo:border-bottom="0.74pt solid #000000" fo:background-color="#ffffa6" fo:border-left="1.25pt solid #000000" fo:border-right="none" fo:border-top="0.74pt dashed #666666"/>
    </style:style>
    <style:style style:name="ce234" style:family="table-cell" style:parent-style-name="Default">
      <style:table-cell-properties fo:border-bottom="none" fo:border-left="0.74pt solid #000000" fo:border-right="none" fo:border-top="0.74pt solid #000000"/>
    </style:style>
    <style:style style:name="ce235" style:family="table-cell" style:parent-style-name="Default">
      <style:table-cell-properties fo:border-bottom="none" fo:border-left="0.74pt solid #000000" fo:border-right="none" fo:border-top="none"/>
    </style:style>
    <style:style style:name="ce236" style:family="table-cell" style:parent-style-name="Default">
      <style:table-cell-properties fo:border-bottom="0.74pt solid #000000" fo:border-left="0.74pt solid #000000" fo:border-right="none" fo:border-top="none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0.74pt solid #000000" fo:background-color="#dee7e5" style:text-align-source="fix" style:repeat-content="false" fo:wrap-option="no-wrap" fo:border-left="0.74pt solid #000000" fo:border-right="0.74pt solid #000000" fo:border-top="1.25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ee7e5" fo:wrap-option="wrap" fo:border="0.74pt solid #000000"/>
    </style:style>
    <style:style style:name="ce240" style:family="table-cell" style:parent-style-name="Default">
      <style:table-cell-properties fo:background-color="#f6f9d4" fo:border="0.74pt solid #000000"/>
    </style:style>
    <style:style style:name="ce241" style:family="table-cell" style:parent-style-name="Default">
      <style:table-cell-properties fo:background-color="#fff5ce" fo:border="0.74pt solid #000000"/>
    </style:style>
    <style:style style:name="ce24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43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244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245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246" style:family="table-cell" style:parent-style-name="Default">
      <style:table-cell-properties fo:border-bottom="none" fo:border-left="none" fo:border-right="0.74pt solid #000000" fo:border-top="1.25pt solid #000000"/>
    </style:style>
    <style:style style:name="ce247" style:family="table-cell" style:parent-style-name="Default">
      <style:table-cell-properties fo:border-bottom="none" fo:background-color="#fff5ce" fo:border-left="0.74pt solid #000000" fo:border-right="0.74pt solid #000000" fo:border-top="none"/>
    </style:style>
    <style:style style:name="ce248" style:family="table-cell" style:parent-style-name="Default">
      <style:table-cell-properties fo:border-bottom="0.74pt dotted #000000" fo:border-left="0.74pt solid #000000" fo:border-right="0.74pt solid #000000" fo:border-top="0.74pt solid #000000"/>
    </style:style>
    <style:style style:name="ce249" style:family="table-cell" style:parent-style-name="Default">
      <style:table-cell-properties fo:border-bottom="0.74pt dotted #000000" fo:border-left="0.74pt solid #000000" fo:border-right="0.74pt solid #000000" fo:border-top="0.74pt dotted #000000"/>
    </style:style>
    <style:style style:name="ce250" style:family="table-cell" style:parent-style-name="Default">
      <style:table-cell-properties fo:border-bottom="0.74pt solid #000000" fo:border-left="0.74pt solid #000000" fo:border-right="0.74pt solid #000000" fo:border-top="0.74pt dotted #000000"/>
    </style:style>
    <style:style style:name="ce251" style:family="table-cell" style:parent-style-name="Default">
      <style:table-cell-properties fo:border-bottom="none" fo:border-left="none" fo:border-right="none" fo:border-top="0.74pt solid #000000"/>
    </style:style>
    <style:style style:name="ce252" style:family="table-cell" style:parent-style-name="Default" style:data-style-name="N0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>
      <style:table-cell-properties fo:border-bottom="0.74pt solid #000000" fo:border-left="none" fo:border-right="none" fo:border-top="none"/>
    </style:style>
    <style:style style:name="ce261" style:family="table-cell" style:parent-style-name="Default">
      <style:table-cell-properties fo:border-bottom="0.74pt solid #000000" fo:background-color="#dee7e5" style:text-align-source="fix" style:repeat-content="false" fo:wrap-option="wrap" fo:border-left="0.74pt solid #000000" fo:border-right="0.74pt solid #000000" fo:border-top="1.25pt solid #000000" style:vertical-align="middle"/>
      <style:paragraph-properties fo:text-align="center"/>
    </style:style>
    <style:style style:name="ce262" style:family="table-cell" style:parent-style-name="Default">
      <style:table-cell-properties fo:background-color="#dee7e5" fo:border="0.74pt solid #000000"/>
    </style:style>
    <style:style style:name="ce263" style:family="table-cell" style:parent-style-name="Default">
      <style:table-cell-properties fo:border-bottom="0.74pt solid #000000" fo:border-left="none" fo:border-right="none" fo:border-top="0.74pt solid #000000"/>
    </style:style>
    <style:style style:name="ce264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265" style:family="table-cell" style:parent-style-name="Default">
      <style:table-cell-properties fo:border="0.74pt dotted #000000"/>
    </style:style>
    <style:style style:name="ce266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267" style:family="table-cell" style:parent-style-name="Default">
      <style:table-cell-properties fo:border-bottom="none" fo:border-left="none" fo:border-right="none" fo:border-top="1.25pt solid #000000"/>
    </style:style>
    <style:style style:name="ce268" style:family="table-cell" style:parent-style-name="Default">
      <style:table-cell-properties fo:border-bottom="0.74pt fine-dashed #000000" fo:border-left="none" fo:border-right="none" fo:border-top="0.74pt fine-dashed #000000"/>
    </style:style>
    <style:style style:name="ce269" style:family="table-cell" style:parent-style-name="Default">
      <style:table-cell-properties fo:border-bottom="none" fo:border-left="0.74pt solid #000000" fo:border-right="none" fo:border-top="1.25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5ce" fo:border-left="0.74pt solid #000000" fo:border-right="none" fo:border-top="none"/>
    </style:style>
    <style:style style:name="ce271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272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273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274" style:family="table-cell" style:parent-style-name="Default">
      <style:table-cell-properties fo:border-bottom="none" fo:border-left="none" fo:border-right="0.74pt solid #000000" fo:border-top="1.25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order-bottom="none" fo:background-color="#fff5ce" fo:border-left="none" fo:border-right="0.74pt solid #000000" fo:border-top="none"/>
    </style:style>
    <style:style style:name="ce276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277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278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279" style:family="table-cell" style:parent-style-name="Default">
      <style:table-cell-properties fo:border-bottom="0.74pt fine-dashed #000000" fo:border-left="none" fo:border-right="none" fo:border-top="0.74pt fine-dashed #000000"/>
    </style:style>
    <style:style style:name="ce280" style:family="table-cell" style:parent-style-name="Default">
      <style:table-cell-properties fo:border-bottom="none" fo:border-left="none" fo:border-right="0.74pt solid #000000" fo:border-top="0.74pt solid #000000"/>
    </style:style>
    <style:style style:name="ce281" style:family="table-cell" style:parent-style-name="Default">
      <style:table-cell-properties fo:border-bottom="none" fo:border-left="none" fo:border-right="0.74pt solid #000000" fo:border-top="none"/>
    </style:style>
    <style:style style:name="ce282" style:family="table-cell" style:parent-style-name="Default">
      <style:table-cell-properties fo:border-bottom="0.74pt solid #000000" fo:border-left="none" fo:border-right="0.74pt solid #000000" fo:border-top="none"/>
    </style:style>
    <style:style style:name="ce283" style:family="table-cell" style:parent-style-name="Default">
      <style:table-cell-properties fo:border="0.74pt dotted #000000"/>
    </style:style>
    <style:style style:name="ce284" style:family="table-cell" style:parent-style-name="Default">
      <style:table-cell-properties fo:border-bottom="none" fo:border-left="0.74pt solid #000000" fo:border-right="0.74pt solid #000000" fo:border-top="1.25pt solid #000000"/>
      <style:text-properties fo:font-weight="bold" style:font-weight-asian="bold" style:font-weight-complex="bold"/>
    </style:style>
    <style:style style:name="ce285" style:family="table-cell" style:parent-style-name="Default">
      <style:table-cell-properties fo:border-bottom="0.74pt dotted #000000" fo:border-left="0.74pt solid #000000" fo:border-right="0.74pt solid #000000" fo:border-top="0.74pt solid #000000"/>
    </style:style>
    <style:style style:name="ce286" style:family="table-cell" style:parent-style-name="Default">
      <style:table-cell-properties fo:border-bottom="0.74pt dotted #000000" fo:border-left="0.74pt solid #000000" fo:border-right="0.74pt solid #000000" fo:border-top="0.74pt dotted #000000"/>
    </style:style>
    <style:style style:name="ce287" style:family="table-cell" style:parent-style-name="Default">
      <style:table-cell-properties fo:border-bottom="0.74pt solid #000000" fo:border-left="0.74pt solid #000000" fo:border-right="0.74pt solid #000000" fo:border-top="0.74pt dotted #000000"/>
    </style:style>
    <style:style style:name="ce288" style:family="table-cell" style:parent-style-name="Default"/>
    <style:style style:name="ce289" style:family="table-cell" style:parent-style-name="Default">
      <style:table-cell-properties fo:background-color="#fff5ce" fo:border="0.74pt solid #000000"/>
      <style:text-properties fo:font-style="normal" style:font-style-asian="normal" style:font-style-complex="normal"/>
    </style:style>
    <style:style style:name="ce290" style:family="table-cell" style:parent-style-name="Default">
      <style:table-cell-properties fo:background-color="#f6f9d4" fo:border="0.74pt solid #000000"/>
      <style:text-properties fo:color="#c9211e"/>
    </style:style>
    <style:style style:name="ce29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92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293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294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29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97" style:family="table-cell" style:parent-style-name="Default">
      <style:table-cell-properties fo:wrap-option="wrap" fo:border="0.74pt solid #000000"/>
    </style:style>
    <style:style style:name="ce298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</style:style>
    <style:style style:name="ce299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300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301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302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303" style:family="table-cell" style:parent-style-name="Default">
      <style:table-cell-properties fo:border="0.74pt dotted #000000"/>
    </style:style>
    <style:style style:name="ce304" style:family="table-cell" style:parent-style-name="Default">
      <style:table-cell-properties fo:border="0.74pt dotted #000000"/>
    </style:style>
    <style:style style:name="ce305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306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307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308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309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3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11" style:family="table-cell" style:parent-style-name="Default">
      <style:table-cell-properties fo:background-color="#e6f7d0"/>
    </style:style>
    <style:style style:name="ce312" style:family="table-cell" style:parent-style-name="Default">
      <style:table-cell-properties fo:border-bottom="0.74pt dashed #666666" fo:background-color="#fff5ce" fo:border-left="0.74pt solid #000000" fo:border-right="0.74pt solid #000000" fo:border-top="0.74pt solid #000000"/>
    </style:style>
    <style:style style:name="ce313" style:family="table-cell" style:parent-style-name="Default">
      <style:table-cell-properties fo:border-bottom="0.74pt dashed #666666" fo:background-color="#fff5ce" fo:border-left="0.74pt solid #000000" fo:border-right="0.74pt solid #000000" fo:border-top="0.74pt dashed #666666"/>
    </style:style>
    <style:style style:name="ce314" style:family="table-cell" style:parent-style-name="Default">
      <style:table-cell-properties fo:border-bottom="0.74pt solid #000000" fo:background-color="#fff5ce" fo:border-left="0.74pt solid #000000" fo:border-right="0.74pt solid #000000" fo:border-top="0.74pt dashed #666666"/>
    </style:style>
    <style:style style:name="ce315" style:family="table-cell" style:parent-style-name="Default">
      <style:table-cell-properties fo:background-color="#dee7e5" fo:wrap-option="wrap" fo:border="0.74pt solid #000000"/>
      <style:text-properties fo:font-weight="normal" style:font-weight-asian="normal" style:font-weight-complex="normal"/>
    </style:style>
    <style:style style:name="ce316" style:family="table-cell" style:parent-style-name="Default">
      <style:table-cell-properties fo:background-color="#f6f9d4" fo:border="0.74pt solid #000000"/>
      <style:text-properties fo:font-weight="normal" style:font-weight-asian="normal" style:font-weight-complex="normal"/>
    </style:style>
    <style:style style:name="ce317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318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319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320" style:family="table-cell" style:parent-style-name="Default"/>
    <style:style style:name="ce321" style:family="table-cell" style:parent-style-name="Default">
      <style:table-cell-properties fo:background-color="#e6f7d0"/>
    </style:style>
    <style:style style:name="ce322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323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324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325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326" style:family="table-cell" style:parent-style-name="Default">
      <style:table-cell-properties fo:border="0.74pt dotted #000000"/>
    </style:style>
    <style:style style:name="ce327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328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329" style:family="table-cell" style:parent-style-name="Default">
      <style:table-cell-properties fo:border="0.74pt dotted #000000"/>
    </style:style>
    <style:style style:name="ce330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331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332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333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334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335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336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124" style:family="table-cell" style:parent-style-name="Default">
      <style:table-cell-properties fo:background-color="#d6ffa2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a2ffe5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74pt dashed #666666" fo:background-color="#ffb66c" fo:border-left="0.74pt solid #000000" fo:border-right="0.74pt solid #000000" fo:border-top="0.74pt solid #000000"/>
    </style:style>
    <style:style style:name="ce127" style:family="table-cell" style:parent-style-name="Default">
      <style:table-cell-properties fo:border-bottom="0.74pt dashed #666666" fo:background-color="#ffb66c" fo:border-left="0.74pt solid #000000" fo:border-right="0.74pt solid #000000" fo:border-top="0.74pt dashed #666666"/>
    </style:style>
    <style:style style:name="ce128" style:family="table-cell" style:parent-style-name="Default">
      <style:table-cell-properties fo:border-bottom="0.74pt solid #000000" fo:background-color="#ffb66c" fo:border-left="0.74pt solid #000000" fo:border-right="0.74pt solid #000000" fo:border-top="0.74pt dashed #666666"/>
    </style:style>
    <style:style style:name="ce129" style:family="table-cell" style:parent-style-name="Default">
      <style:table-cell-properties fo:border="0.74pt solid #000000"/>
    </style:style>
    <style:style style:name="ce130" style:family="table-cell" style:parent-style-name="Default">
      <style:table-cell-properties fo:background-color="#d6ffa2"/>
    </style:style>
    <style:style style:name="ce131" style:family="table-cell" style:parent-style-name="Default">
      <style:table-cell-properties fo:background-color="#a2ffe5"/>
    </style:style>
    <style:style style:name="ce132" style:family="table-cell" style:parent-style-name="Default">
      <style:table-cell-properties fo:background-color="#cdeaff" fo:border="0.74pt solid #000000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347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348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349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350" style:family="table-cell" style:parent-style-name="Default">
      <style:table-cell-properties fo:border="0.74pt dotted #000000"/>
    </style:style>
    <style:style style:name="ce351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352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353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354" style:family="table-cell" style:parent-style-name="Default">
      <style:table-cell-properties fo:border-bottom="0.74pt solid #000000" fo:border-left="0.74pt dotted #000000" fo:border-right="0.74pt solid #000000" fo:border-top="0.74pt dotted #000000"/>
    </style:style>
    <style:style style:name="ce142" style:family="table-cell" style:parent-style-name="Default">
      <style:table-cell-properties fo:background-color="#d6ffa2" style:text-align-source="fix" style:repeat-content="false" style:vertical-align="middle"/>
      <style:paragraph-properties fo:text-align="start" fo:margin-left="0p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57" style:family="table-cell" style:parent-style-name="Default">
      <style:table-cell-properties fo:border-bottom="0.74pt dotted #000000" fo:border-left="0.74pt solid #000000" fo:border-right="0.74pt dotted #000000" fo:border-top="0.74pt solid #000000"/>
    </style:style>
    <style:style style:name="ce358" style:family="table-cell" style:parent-style-name="Default">
      <style:table-cell-properties fo:border-bottom="0.74pt dotted #000000" fo:border-left="0.74pt solid #000000" fo:border-right="0.74pt dotted #000000" fo:border-top="0.74pt dotted #000000"/>
    </style:style>
    <style:style style:name="ce359" style:family="table-cell" style:parent-style-name="Default">
      <style:table-cell-properties fo:border-bottom="0.74pt solid #000000" fo:border-left="0.74pt solid #000000" fo:border-right="0.74pt dotted #000000" fo:border-top="0.74pt dotted #000000"/>
    </style:style>
    <style:style style:name="ce360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361" style:family="table-cell" style:parent-style-name="Default">
      <style:table-cell-properties fo:border="0.74pt dotted #000000"/>
    </style:style>
    <style:style style:name="ce362" style:family="table-cell" style:parent-style-name="Default">
      <style:table-cell-properties fo:border-bottom="0.74pt solid #000000" fo:border-left="0.74pt dotted #000000" fo:border-right="0.74pt dotted #000000" fo:border-top="0.74pt dotted #000000"/>
    </style:style>
    <style:style style:name="ce363" style:family="table-cell" style:parent-style-name="Default">
      <style:table-cell-properties fo:border-bottom="0.74pt dotted #000000" fo:border-left="0.74pt dotted #000000" fo:border-right="0.74pt solid #000000" fo:border-top="0.74pt solid #000000"/>
    </style:style>
    <style:style style:name="ce364" style:family="table-cell" style:parent-style-name="Default">
      <style:table-cell-properties fo:border-bottom="0.74pt dotted #000000" fo:border-left="0.74pt dotted #000000" fo:border-right="0.74pt solid #000000" fo:border-top="0.74pt dotted #000000"/>
    </style:style>
    <style:style style:name="ce365" style:family="table-cell" style:parent-style-name="Default">
      <style:table-cell-properties fo:border-bottom="0.74pt solid #000000" fo:border-left="0.74pt dotted #000000" fo:border-right="0.74pt solid #000000" fo:border-top="0.74pt dotted #000000"/>
    </style:style>
  </office:automatic-styles>
  <office:body>
    <office:spreadsheet>
      <table:calculation-settings table:automatic-find-labels="false" table:use-regular-expressions="false" table:use-wildcards="true"/>
      <table:table table:name="BookController" table:style-name="ta1">
        <table:table-column table:style-name="co1" table:default-cell-style-name="ce235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8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1007" table:default-cell-style-name="Default"/>
        <table:table-row table:style-name="ro1">
          <table:table-cell table:style-name="ce220" office:value-type="string" calcext:value-type="string" table:number-columns-spanned="1024" table:number-rows-spanned="2">
            <text:p>Bookstore tests implementation reference, Pekka Helenius, 2020</text:p>
          </table:table-cell>
          <table:covered-table-cell table:number-columns-repeated="4"/>
          <table:covered-table-cell table:style-name="Default"/>
          <table:covered-table-cell table:number-columns-repeated="1018"/>
        </table:table-row>
        <table:table-row table:style-name="ro2">
          <table:covered-table-cell table:style-name="Default"/>
          <table:covered-table-cell table:number-columns-repeated="4"/>
          <table:covered-table-cell table:style-name="Default"/>
          <table:covered-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21" office:value-type="string" calcext:value-type="string" table:number-columns-spanned="1024" table:number-rows-spanned="1">
            <text:p>Web Form Controller (BookController)</text:p>
          </table:table-cell>
          <table:covered-table-cell table:number-columns-repeated="4"/>
          <table:covered-table-cell table:style-name="Default"/>
          <table:covered-table-cell table:number-columns-repeated="1018"/>
        </table:table-row>
        <table:table-row table:style-name="ro2">
          <table:table-cell table:style-name="Default"/>
          <table:table-cell table:style-name="ce237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22" office:value-type="string" calcext:value-type="string" table:number-columns-spanned="1" table:number-rows-spanned="2">
            <text:p>Expected action</text:p>
          </table:table-cell>
          <table:table-cell table:style-name="ce238" office:value-type="string" calcext:value-type="string" table:number-columns-spanned="1" table:number-rows-spanned="2">
            <text:p>Access index page</text:p>
          </table:table-cell>
          <table:table-cell table:style-name="ce261" office:value-type="string" calcext:value-type="string" table:number-columns-spanned="1" table:number-rows-spanned="2">
            <text:p>Access list page</text:p>
          </table:table-cell>
          <table:table-cell table:style-name="ce261" office:value-type="string" calcext:value-type="string" table:number-columns-spanned="1" table:number-rows-spanned="2">
            <text:p>Redirect to list page</text:p>
          </table:table-cell>
          <table:table-cell table:style-name="ce261" office:value-type="string" calcext:value-type="string" table:number-columns-spanned="1" table:number-rows-spanned="2">
            <text:p>Add book</text:p>
          </table:table-cell>
          <table:table-cell table:style-name="ce261" office:value-type="string" calcext:value-type="string" table:number-columns-spanned="1" table:number-rows-spanned="2">
            <text:p>Redirect to list page</text:p>
          </table:table-cell>
          <table:table-cell table:style-name="ce261" office:value-type="string" calcext:value-type="string" table:number-columns-spanned="1" table:number-rows-spanned="2">
            <text:p>Edit book</text:p>
          </table:table-cell>
          <table:table-cell table:style-name="ce261" office:value-type="string" calcext:value-type="string" table:number-columns-spanned="1" table:number-rows-spanned="2">
            <text:p>Redirect to list page</text:p>
          </table:table-cell>
          <table:table-cell table:style-name="ce261" office:value-type="string" calcext:value-type="string" table:number-columns-spanned="1" table:number-rows-spanned="2">
            <text:p>Delete book</text:p>
          </table:table-cell>
          <table:table-cell table:style-name="ce261" office:value-type="string" calcext:value-type="string" table:number-columns-spanned="1" table:number-rows-spanned="2">
            <text:p>Access error page</text:p>
          </table:table-cell>
          <table:table-cell table:style-name="ce261" office:value-type="string" calcext:value-type="string" table:number-columns-spanned="1" table:number-rows-spanned="2">
            <text:p>Access auth error page, redirect</text:p>
          </table:table-cell>
          <table:table-cell table:style-name="ce238" office:value-type="string" calcext:value-type="string" table:number-columns-spanned="1" table:number-rows-spanned="2">
            <text:p>Access log in end point, redirect</text:p>
          </table:table-cell>
          <table:table-cell table:style-name="ce261" office:value-type="string" calcext:value-type="string" table:number-columns-spanned="1" table:number-rows-spanned="2">
            <text:p>Access log out end point</text:p>
          </table:table-cell>
          <table:table-cell table:style-name="ce261" office:value-type="string" calcext:value-type="string" table:number-columns-spanned="1" table:number-rows-spanned="2">
            <text:p>Access REST API help page</text:p>
          </table:table-cell>
          <table:table-cell table:style-name="ce261" office:value-type="string" calcext:value-type="string" table:number-columns-spanned="1" table:number-rows-spanned="2">
            <text:p>Access CSS style resources</text:p>
          </table:table-cell>
          <table:table-cell table:style-name="ce261" office:value-type="string" calcext:value-type="string" table:number-columns-spanned="1" table:number-rows-spanned="2">
            <text:p>Access JavaScript resources</text:p>
          </table:table-cell>
          <table:table-cell table:style-name="ce261" office:value-type="string" calcext:value-type="string" table:number-columns-spanned="1" table:number-rows-spanned="2">
            <text:p>Access image resources</text:p>
          </table:table-cell>
          <table:table-cell table:number-columns-repeated="1007"/>
        </table:table-row>
        <table:table-row table:style-name="ro2">
          <table:covered-table-cell table:style-name="ce223"/>
          <table:covered-table-cell table:style-name="ce239"/>
          <table:covered-table-cell table:number-columns-repeated="9" table:style-name="ce262"/>
          <table:covered-table-cell table:style-name="ce239"/>
          <table:covered-table-cell table:number-columns-repeated="5" table:style-name="ce262"/>
          <table:table-cell table:number-columns-repeated="1007"/>
        </table:table-row>
        <table:table-row table:style-name="ro2">
          <table:table-cell table:style-name="ce224" office:value-type="string" calcext:value-type="string">
            <text:p>Method</text:p>
          </table:table-cell>
          <table:table-cell table:style-name="ce240" office:value-type="string" calcext:value-type="string">
            <text:p>ANY</text:p>
          </table:table-cell>
          <table:table-cell table:style-name="ce240" office:value-type="string" calcext:value-type="string">
            <text:p>GET, POST</text:p>
          </table:table-cell>
          <table:table-cell table:style-name="ce240" office:value-type="string" calcext:value-type="string">
            <text:p>ANY</text:p>
          </table:table-cell>
          <table:table-cell table:style-name="ce240" office:value-type="string" calcext:value-type="string">
            <text:p>GET, PUT, POST</text:p>
          </table:table-cell>
          <table:table-cell table:style-name="ce240" office:value-type="string" calcext:value-type="string">
            <text:p>ANY</text:p>
          </table:table-cell>
          <table:table-cell table:style-name="ce240" office:value-type="string" calcext:value-type="string">
            <text:p>GET, POST</text:p>
          </table:table-cell>
          <table:table-cell table:style-name="ce240" office:value-type="string" calcext:value-type="string">
            <text:p>ANY</text:p>
          </table:table-cell>
          <table:table-cell table:number-columns-repeated="2" table:style-name="ce240" office:value-type="string" calcext:value-type="string">
            <text:p>GET</text:p>
          </table:table-cell>
          <table:table-cell table:style-name="ce240" office:value-type="string" calcext:value-type="string">
            <text:p>POST</text:p>
          </table:table-cell>
          <table:table-cell table:number-columns-repeated="2" table:style-name="ce290" office:value-type="string" calcext:value-type="string">
            <text:p>GET, POST</text:p>
          </table:table-cell>
          <table:table-cell table:number-columns-repeated="4" table:style-name="ce240" office:value-type="string" calcext:value-type="string">
            <text:p>GET</text:p>
          </table:table-cell>
          <table:table-cell table:number-columns-repeated="1007"/>
        </table:table-row>
        <table:table-row table:style-name="ro2">
          <table:table-cell table:style-name="ce224" office:value-type="string" calcext:value-type="string">
            <text:p>End point</text:p>
          </table:table-cell>
          <table:table-cell table:style-name="ce241" office:value-type="string" calcext:value-type="string">
            <text:p>/</text:p>
          </table:table-cell>
          <table:table-cell table:style-name="ce241" office:value-type="string" calcext:value-type="string">
            <text:p>/booklist</text:p>
          </table:table-cell>
          <table:table-cell table:style-name="ce241" office:value-type="string" calcext:value-type="string">
            <text:p>/bookadd</text:p>
          </table:table-cell>
          <table:table-cell table:style-name="ce241" office:value-type="string" calcext:value-type="string">
            <text:p>/bookadd/&lt;hash_id&gt;</text:p>
          </table:table-cell>
          <table:table-cell table:style-name="ce241" office:value-type="string" calcext:value-type="string">
            <text:p>/bookedit</text:p>
          </table:table-cell>
          <table:table-cell table:style-name="ce241" office:value-type="string" calcext:value-type="string">
            <text:p>/bookedit/&lt;hash_id&gt;</text:p>
          </table:table-cell>
          <table:table-cell table:style-name="ce241" office:value-type="string" calcext:value-type="string">
            <text:p>/bookdelete</text:p>
          </table:table-cell>
          <table:table-cell table:style-name="ce289" office:value-type="string" calcext:value-type="string">
            <text:p>/bookdelete/&lt;hash_id&gt;</text:p>
          </table:table-cell>
          <table:table-cell table:style-name="ce241" office:value-type="string" calcext:value-type="string">
            <text:p>/error</text:p>
          </table:table-cell>
          <table:table-cell table:style-name="ce241" office:value-type="string" calcext:value-type="string">
            <text:p>/autherror</text:p>
          </table:table-cell>
          <table:table-cell table:style-name="ce241" office:value-type="string" calcext:value-type="string">
            <text:p>/login</text:p>
          </table:table-cell>
          <table:table-cell table:style-name="ce241" office:value-type="string" calcext:value-type="string">
            <text:p>/logout</text:p>
          </table:table-cell>
          <table:table-cell table:style-name="ce241" office:value-type="string" calcext:value-type="string">
            <text:p>/apiref</text:p>
          </table:table-cell>
          <table:table-cell table:style-name="ce241" office:value-type="string" calcext:value-type="string">
            <text:p>/css/**</text:p>
          </table:table-cell>
          <table:table-cell table:style-name="ce241" office:value-type="string" calcext:value-type="string">
            <text:p>/js/**</text:p>
          </table:table-cell>
          <table:table-cell table:style-name="ce241" office:value-type="string" calcext:value-type="string">
            <text:p>/images/**</text:p>
          </table:table-cell>
          <table:table-cell table:number-columns-repeated="1007"/>
        </table:table-row>
        <table:table-row table:style-name="ro2">
          <table:table-cell table:style-name="ce225" office:value-type="string" calcext:value-type="string">
            <text:p>User | Role</text:p>
          </table:table-cell>
          <table:table-cell table:style-name="ce242"/>
          <table:table-cell table:style-name="ce263" table:number-columns-repeated="14"/>
          <table:table-cell table:style-name="ce291"/>
          <table:table-cell table:number-columns-repeated="1007"/>
        </table:table-row>
        <table:table-row table:style-name="ro2">
          <table:table-cell table:style-name="ce226" office:value-type="string" calcext:value-type="string">
            <text:p>admin | ADMIN</text:p>
          </table:table-cell>
          <table:table-cell table:style-name="ce243" table:formula="of:=[.$B$33]" office:value-type="string" office:string-value="ALLOW" calcext:value-type="string">
            <text:p>ALLOW</text:p>
          </table:table-cell>
          <table:table-cell table:style-name="ce264" table:formula="of:=[.$B$33]" office:value-type="string" office:string-value="ALLOW" calcext:value-type="string">
            <text:p>ALLOW</text:p>
          </table:table-cell>
          <table:table-cell table:style-name="ce264" table:formula="of:=[.$B$43]" office:value-type="string" office:string-value="REDIRECT" calcext:value-type="string">
            <text:p>REDIRECT</text:p>
          </table:table-cell>
          <table:table-cell table:style-name="ce264" table:formula="of:=[.$B$33]" office:value-type="string" office:string-value="ALLOW" calcext:value-type="string">
            <text:p>ALLOW</text:p>
          </table:table-cell>
          <table:table-cell table:style-name="ce264" table:formula="of:=[.$B$43]" office:value-type="string" office:string-value="REDIRECT" calcext:value-type="string">
            <text:p>REDIRECT</text:p>
          </table:table-cell>
          <table:table-cell table:style-name="ce264" table:formula="of:=[.$B$33]" office:value-type="string" office:string-value="ALLOW" calcext:value-type="string">
            <text:p>ALLOW</text:p>
          </table:table-cell>
          <table:table-cell table:style-name="ce264" table:formula="of:=[.$B$43]" office:value-type="string" office:string-value="REDIRECT" calcext:value-type="string">
            <text:p>REDIRECT</text:p>
          </table:table-cell>
          <table:table-cell table:style-name="ce264" table:formula="of:=[.$B$33]" office:value-type="string" office:string-value="ALLOW" calcext:value-type="string">
            <text:p>ALLOW</text:p>
          </table:table-cell>
          <table:table-cell table:style-name="ce264" table:formula="of:=[.$B$33]" office:value-type="string" office:string-value="ALLOW" calcext:value-type="string">
            <text:p>ALLOW</text:p>
          </table:table-cell>
          <table:table-cell table:style-name="ce264" table:formula="of:=[.$B$33]" office:value-type="string" office:string-value="ALLOW" calcext:value-type="string">
            <text:p>ALLOW</text:p>
          </table:table-cell>
          <table:table-cell table:style-name="ce264" table:formula="of:=[.$B$33]" office:value-type="string" office:string-value="ALLOW" calcext:value-type="string">
            <text:p>ALLOW</text:p>
          </table:table-cell>
          <table:table-cell table:style-name="ce264" table:formula="of:=[.$B$33]" office:value-type="string" office:string-value="ALLOW" calcext:value-type="string">
            <text:p>ALLOW</text:p>
          </table:table-cell>
          <table:table-cell table:style-name="ce264" table:formula="of:=[.$B$33]" office:value-type="string" office:string-value="ALLOW" calcext:value-type="string">
            <text:p>ALLOW</text:p>
          </table:table-cell>
          <table:table-cell table:style-name="ce264" table:formula="of:=[.$B$33]" office:value-type="string" office:string-value="ALLOW" calcext:value-type="string">
            <text:p>ALLOW</text:p>
          </table:table-cell>
          <table:table-cell table:style-name="ce264" table:formula="of:=[.$B$33]" office:value-type="string" office:string-value="ALLOW" calcext:value-type="string">
            <text:p>ALLOW</text:p>
          </table:table-cell>
          <table:table-cell table:style-name="ce292" table:formula="of:=[.$B$33]" office:value-type="string" office:string-value="ALLOW" calcext:value-type="string">
            <text:p>ALLOW</text:p>
          </table:table-cell>
          <table:table-cell table:number-columns-repeated="1007"/>
        </table:table-row>
        <table:table-row table:style-name="ro2">
          <table:table-cell table:style-name="ce227" office:value-type="string" calcext:value-type="string">
            <text:p>helpdesk | HELPDESK</text:p>
          </table:table-cell>
          <table:table-cell table:style-name="ce244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43]" office:value-type="string" office:string-value="REDIRECT" calcext:value-type="string">
            <text:p>REDIRECT</text:p>
          </table:table-cell>
          <table:table-cell table:style-name="ce265" table:formula="of:=[.$B$34]" office:value-type="string" office:string-value="REJECT" calcext:value-type="string">
            <text:p>REJECT</text:p>
          </table:table-cell>
          <table:table-cell table:style-name="ce265" table:formula="of:=[.$B$43]" office:value-type="string" office:string-value="REDIRECT" calcext:value-type="string">
            <text:p>REDIRECT</text:p>
          </table:table-cell>
          <table:table-cell table:style-name="ce283" table:formula="of:=[.$B$35]" office:value-type="string" office:string-value="ALLOW_PUB" calcext:value-type="string">
            <text:p>ALLOW_PUB</text:p>
          </table:table-cell>
          <table:table-cell table:style-name="ce265" table:formula="of:=[.$B$43]" office:value-type="string" office:string-value="REDIRECT" calcext:value-type="string">
            <text:p>REDIRECT</text:p>
          </table:table-cell>
          <table:table-cell table:style-name="ce265" table:formula="of:=[.$B$34]" office:value-type="string" office:string-value="REJECT" calcext:value-type="string">
            <text:p>REJECT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REJECT" calcext:value-type="string">
            <text:p>REJECT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93" table:formula="of:=[.$B$33]" office:value-type="string" office:string-value="ALLOW" calcext:value-type="string">
            <text:p>ALLOW</text:p>
          </table:table-cell>
          <table:table-cell table:number-columns-repeated="1007"/>
        </table:table-row>
        <table:table-row table:style-name="ro2">
          <table:table-cell table:style-name="ce227" office:value-type="string" calcext:value-type="string">
            <text:p>salesmanager | SALESMANAGER</text:p>
          </table:table-cell>
          <table:table-cell table:style-name="ce244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43]" office:value-type="string" office:string-value="REDIRECT" calcext:value-type="string">
            <text:p>REDIRECT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43]" office:value-type="string" office:string-value="REDIRECT" calcext:value-type="string">
            <text:p>REDIRECT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43]" office:value-type="string" office:string-value="REDIRECT" calcext:value-type="string">
            <text:p>REDIRECT</text:p>
          </table:table-cell>
          <table:table-cell table:style-name="ce265" table:formula="of:=[.$B$34]" office:value-type="string" office:string-value="REJECT" calcext:value-type="string">
            <text:p>REJECT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REJECT" calcext:value-type="string">
            <text:p>REJECT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93" table:formula="of:=[.$B$33]" office:value-type="string" office:string-value="ALLOW" calcext:value-type="string">
            <text:p>ALLOW</text:p>
          </table:table-cell>
          <table:table-cell table:number-columns-repeated="1007"/>
        </table:table-row>
        <table:table-row table:style-name="ro2">
          <table:table-cell table:style-name="ce227" office:value-type="string" calcext:value-type="string">
            <text:p>user | USER</text:p>
          </table:table-cell>
          <table:table-cell table:style-name="ce244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43]" office:value-type="string" office:string-value="REDIRECT" calcext:value-type="string">
            <text:p>REDIRECT</text:p>
          </table:table-cell>
          <table:table-cell table:style-name="ce265" table:formula="of:=[.$B$34]" office:value-type="string" office:string-value="REJECT" calcext:value-type="string">
            <text:p>REJECT</text:p>
          </table:table-cell>
          <table:table-cell table:style-name="ce265" table:formula="of:=[.$B$43]" office:value-type="string" office:string-value="REDIRECT" calcext:value-type="string">
            <text:p>REDIRECT</text:p>
          </table:table-cell>
          <table:table-cell table:style-name="ce265" table:formula="of:=[.$B$34]" office:value-type="string" office:string-value="REJECT" calcext:value-type="string">
            <text:p>REJECT</text:p>
          </table:table-cell>
          <table:table-cell table:style-name="ce265" table:formula="of:=[.$B$43]" office:value-type="string" office:string-value="REDIRECT" calcext:value-type="string">
            <text:p>REDIRECT</text:p>
          </table:table-cell>
          <table:table-cell table:style-name="ce265" table:formula="of:=[.$B$34]" office:value-type="string" office:string-value="REJECT" calcext:value-type="string">
            <text:p>REJECT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4]" office:value-type="string" office:string-value="REJECT" calcext:value-type="string">
            <text:p>REJECT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65" table:formula="of:=[.$B$33]" office:value-type="string" office:string-value="ALLOW" calcext:value-type="string">
            <text:p>ALLOW</text:p>
          </table:table-cell>
          <table:table-cell table:style-name="ce293" table:formula="of:=[.$B$33]" office:value-type="string" office:string-value="ALLOW" calcext:value-type="string">
            <text:p>ALLOW</text:p>
          </table:table-cell>
          <table:table-cell table:number-columns-repeated="1007"/>
        </table:table-row>
        <table:table-row table:style-name="ro2">
          <table:table-cell table:style-name="ce228" office:value-type="string" calcext:value-type="string">
            <text:p>nologin</text:p>
          </table:table-cell>
          <table:table-cell table:style-name="ce245" table:formula="of:=[.$B$33]" office:value-type="string" office:string-value="ALLOW" calcext:value-type="string">
            <text:p>ALLOW</text:p>
          </table:table-cell>
          <table:table-cell table:style-name="ce266" table:formula="of:=[.$B$33]" office:value-type="string" office:string-value="ALLOW" calcext:value-type="string">
            <text:p>ALLOW</text:p>
          </table:table-cell>
          <table:table-cell table:style-name="ce266" table:formula="of:=[.$B$43]" office:value-type="string" office:string-value="REDIRECT" calcext:value-type="string">
            <text:p>REDIRECT</text:p>
          </table:table-cell>
          <table:table-cell table:style-name="ce266" table:formula="of:=[.$B$34]" office:value-type="string" office:string-value="REJECT" calcext:value-type="string">
            <text:p>REJECT</text:p>
          </table:table-cell>
          <table:table-cell table:style-name="ce266" table:formula="of:=[.$B$43]" office:value-type="string" office:string-value="REDIRECT" calcext:value-type="string">
            <text:p>REDIRECT</text:p>
          </table:table-cell>
          <table:table-cell table:style-name="ce266" table:formula="of:=[.$B$34]" office:value-type="string" office:string-value="REJECT" calcext:value-type="string">
            <text:p>REJECT</text:p>
          </table:table-cell>
          <table:table-cell table:style-name="ce266" table:formula="of:=[.$B$43]" office:value-type="string" office:string-value="REDIRECT" calcext:value-type="string">
            <text:p>REDIRECT</text:p>
          </table:table-cell>
          <table:table-cell table:style-name="ce266" table:formula="of:=[.$B$34]" office:value-type="string" office:string-value="REJECT" calcext:value-type="string">
            <text:p>REJECT</text:p>
          </table:table-cell>
          <table:table-cell table:style-name="ce266" table:formula="of:=[.$B$33]" office:value-type="string" office:string-value="ALLOW" calcext:value-type="string">
            <text:p>ALLOW</text:p>
          </table:table-cell>
          <table:table-cell table:style-name="ce266" table:formula="of:=[.$B$33]" office:value-type="string" office:string-value="ALLOW" calcext:value-type="string">
            <text:p>ALLOW</text:p>
          </table:table-cell>
          <table:table-cell table:style-name="ce266" table:formula="of:=[.$B$33]" office:value-type="string" office:string-value="ALLOW" calcext:value-type="string">
            <text:p>ALLOW</text:p>
          </table:table-cell>
          <table:table-cell table:style-name="ce266" table:formula="of:=[.$B$33]" office:value-type="string" office:string-value="ALLOW" calcext:value-type="string">
            <text:p>ALLOW</text:p>
          </table:table-cell>
          <table:table-cell table:style-name="ce266" table:formula="of:=[.$B$34]" office:value-type="string" office:string-value="REJECT" calcext:value-type="string">
            <text:p>REJECT</text:p>
          </table:table-cell>
          <table:table-cell table:style-name="ce266" table:formula="of:=[.$B$33]" office:value-type="string" office:string-value="ALLOW" calcext:value-type="string">
            <text:p>ALLOW</text:p>
          </table:table-cell>
          <table:table-cell table:style-name="ce266" table:formula="of:=[.$B$33]" office:value-type="string" office:string-value="ALLOW" calcext:value-type="string">
            <text:p>ALLOW</text:p>
          </table:table-cell>
          <table:table-cell table:style-name="ce294" table:formula="of:=[.$B$33]" office:value-type="string" office:string-value="ALLOW" calcext:value-type="string">
            <text:p>ALLOW</text:p>
          </table:table-cell>
          <table:table-cell table:number-columns-repeated="1007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229" office:value-type="string" calcext:value-type="string" table:number-columns-spanned="2" table:number-rows-spanned="1">
            <text:p>Sees unpublished books:</text:p>
          </table:table-cell>
          <table:covered-table-cell table:style-name="ce246"/>
          <table:table-cell table:style-name="ce267"/>
          <table:table-cell table:style-name="ce269" office:value-type="string" calcext:value-type="string">
            <text:p>Can edit publish &amp; price information:</text:p>
          </table:table-cell>
          <table:table-cell table:style-name="ce274"/>
          <table:table-cell table:style-name="ce267"/>
          <table:table-cell table:style-name="ce284" office:value-type="string" calcext:value-type="string">
            <text:p>External footer content is visible:</text:p>
          </table:table-cell>
          <table:table-cell table:number-columns-repeated="1017"/>
        </table:table-row>
        <table:table-row table:style-name="ro2">
          <table:table-cell table:style-name="ce230"/>
          <table:table-cell table:style-name="ce247" office:value-type="string" calcext:value-type="string">
            <text:p>/booklist</text:p>
          </table:table-cell>
          <table:table-cell/>
          <table:table-cell table:style-name="ce270" office:value-type="string" calcext:value-type="string">
            <text:p>/bookadd</text:p>
          </table:table-cell>
          <table:table-cell table:style-name="ce275" office:value-type="string" calcext:value-type="string">
            <text:p>/bookedit</text:p>
          </table:table-cell>
          <table:table-cell table:style-name="Default"/>
          <table:table-cell table:style-name="ce247" office:value-type="string" calcext:value-type="string">
            <text:p>/book{list,add,edit}</text:p>
          </table:table-cell>
          <table:table-cell table:number-columns-repeated="1017"/>
        </table:table-row>
        <table:table-row table:style-name="ro2">
          <table:table-cell table:style-name="ce231" office:value-type="string" calcext:value-type="string">
            <text:p>admin | ADMIN</text:p>
          </table:table-cell>
          <table:table-cell table:style-name="ce248" table:formula="of:=[.$B$40]" office:value-type="string" office:string-value="YES" calcext:value-type="string">
            <text:p>YES</text:p>
          </table:table-cell>
          <table:table-cell table:style-name="ce268"/>
          <table:table-cell table:style-name="ce271" table:formula="of:=[.$B$40]" office:value-type="string" office:string-value="YES" calcext:value-type="string">
            <text:p>YES</text:p>
          </table:table-cell>
          <table:table-cell table:style-name="ce276" table:formula="of:=[.$B$40]" office:value-type="string" office:string-value="YES" calcext:value-type="string">
            <text:p>YES</text:p>
          </table:table-cell>
          <table:table-cell table:style-name="ce279"/>
          <table:table-cell table:style-name="ce285" table:formula="of:=[.$B$40]" office:value-type="string" office:string-value="YES" calcext:value-type="string">
            <text:p>YES</text:p>
          </table:table-cell>
          <table:table-cell table:style-name="ce288"/>
          <table:table-cell table:number-columns-repeated="1016"/>
        </table:table-row>
        <table:table-row table:style-name="ro2">
          <table:table-cell table:style-name="ce232" office:value-type="string" calcext:value-type="string">
            <text:p>helpdesk | HELPDESK</text:p>
          </table:table-cell>
          <table:table-cell table:style-name="ce249" table:formula="of:=[.$B$41]" office:value-type="string" office:string-value="NO" calcext:value-type="string">
            <text:p>NO</text:p>
          </table:table-cell>
          <table:table-cell table:style-name="ce268"/>
          <table:table-cell table:style-name="ce272" table:formula="of:=[.$B$39]" office:value-type="string" office:string-value="UNDEFINED" calcext:value-type="string">
            <text:p>UNDEFINED</text:p>
          </table:table-cell>
          <table:table-cell table:style-name="ce277" table:formula="of:=[.$B$41]" office:value-type="string" office:string-value="NO" calcext:value-type="string">
            <text:p>NO</text:p>
          </table:table-cell>
          <table:table-cell table:style-name="ce279"/>
          <table:table-cell table:style-name="ce286" table:formula="of:=[.$B$40]" office:value-type="string" office:string-value="YES" calcext:value-type="string">
            <text:p>YES</text:p>
          </table:table-cell>
          <table:table-cell table:style-name="ce288"/>
          <table:table-cell table:number-columns-repeated="1016"/>
        </table:table-row>
        <table:table-row table:style-name="ro2">
          <table:table-cell table:style-name="ce232" office:value-type="string" calcext:value-type="string">
            <text:p>salesmanager | SALESMANAGER</text:p>
          </table:table-cell>
          <table:table-cell table:style-name="ce249" table:formula="of:=[.$B$40]" office:value-type="string" office:string-value="YES" calcext:value-type="string">
            <text:p>YES</text:p>
          </table:table-cell>
          <table:table-cell table:style-name="ce268"/>
          <table:table-cell table:style-name="ce272" table:formula="of:=[.$B$40]" office:value-type="string" office:string-value="YES" calcext:value-type="string">
            <text:p>YES</text:p>
          </table:table-cell>
          <table:table-cell table:style-name="ce277" table:formula="of:=[.$B$40]" office:value-type="string" office:string-value="YES" calcext:value-type="string">
            <text:p>YES</text:p>
          </table:table-cell>
          <table:table-cell table:style-name="ce279"/>
          <table:table-cell table:style-name="ce286" table:formula="of:=[.$B$40]" office:value-type="string" office:string-value="YES" calcext:value-type="string">
            <text:p>YES</text:p>
          </table:table-cell>
          <table:table-cell table:style-name="ce288"/>
          <table:table-cell table:number-columns-repeated="1016"/>
        </table:table-row>
        <table:table-row table:style-name="ro2">
          <table:table-cell table:style-name="ce232" office:value-type="string" calcext:value-type="string">
            <text:p>user | USER</text:p>
          </table:table-cell>
          <table:table-cell table:style-name="ce249" table:formula="of:=[.$B$41]" office:value-type="string" office:string-value="NO" calcext:value-type="string">
            <text:p>NO</text:p>
          </table:table-cell>
          <table:table-cell table:style-name="ce268"/>
          <table:table-cell table:style-name="ce272" table:formula="of:=[.$B$39]" office:value-type="string" office:string-value="UNDEFINED" calcext:value-type="string">
            <text:p>UNDEFINED</text:p>
          </table:table-cell>
          <table:table-cell table:style-name="ce277" table:formula="of:=[.$B$39]" office:value-type="string" office:string-value="UNDEFINED" calcext:value-type="string">
            <text:p>UNDEFINED</text:p>
          </table:table-cell>
          <table:table-cell table:style-name="ce279"/>
          <table:table-cell table:style-name="ce286" table:formula="of:=[.$B$40]" office:value-type="string" office:string-value="YES" calcext:value-type="string">
            <text:p>YES</text:p>
          </table:table-cell>
          <table:table-cell table:style-name="ce288"/>
          <table:table-cell table:number-columns-repeated="1016"/>
        </table:table-row>
        <table:table-row table:style-name="ro2">
          <table:table-cell table:style-name="ce233" office:value-type="string" calcext:value-type="string">
            <text:p>nologin</text:p>
          </table:table-cell>
          <table:table-cell table:style-name="ce250" table:formula="of:=[.$B$39]" office:value-type="string" office:string-value="UNDEFINED" calcext:value-type="string">
            <text:p>UNDEFINED</text:p>
          </table:table-cell>
          <table:table-cell table:style-name="ce268"/>
          <table:table-cell table:style-name="ce273" table:formula="of:=[.$B$39]" office:value-type="string" office:string-value="UNDEFINED" calcext:value-type="string">
            <text:p>UNDEFINED</text:p>
          </table:table-cell>
          <table:table-cell table:style-name="ce278" table:formula="of:=[.$B$39]" office:value-type="string" office:string-value="UNDEFINED" calcext:value-type="string">
            <text:p>UNDEFINED</text:p>
          </table:table-cell>
          <table:table-cell table:style-name="ce279"/>
          <table:table-cell table:style-name="ce287" table:formula="of:=[.$B$40]" office:value-type="string" office:string-value="YES" calcext:value-type="string">
            <text:p>YES</text:p>
          </table:table-cell>
          <table:table-cell table:style-name="ce288"/>
          <table:table-cell table:number-columns-repeated="1016"/>
        </table:table-row>
        <table:table-row table:style-name="ro2" table:number-rows-repeated="8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234"/>
          <table:table-cell table:style-name="ce251" table:number-columns-repeated="4"/>
          <table:table-cell table:style-name="ce280"/>
          <table:table-cell table:number-columns-repeated="1018"/>
        </table:table-row>
        <table:table-row table:style-name="ro2">
          <table:table-cell office:value-type="string" calcext:value-type="string">
            <text:p>Allow string:</text:p>
          </table:table-cell>
          <table:table-cell table:style-name="ce252" office:value-type="string" calcext:value-type="string">
            <text:p>ALL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ject string:</text:p>
          </table:table-cell>
          <table:table-cell table:style-name="ce253" office:value-type="string" calcext:value-type="string">
            <text:p>REJE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low if book published:</text:p>
          </table:table-cell>
          <table:table-cell table:style-name="ce254" office:value-type="string" calcext:value-type="string">
            <text:p>ALLOW_PUB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55" office:value-type="string" calcext:value-type="string">
            <text:p>OK</text:p>
          </table:table-cell>
          <table:table-cell table:number-columns-repeated="1022"/>
        </table:table-row>
        <table:table-row table:style-name="ro2">
          <table:table-cell/>
          <table:table-cell table:style-name="ce256" office:value-type="string" calcext:value-type="string">
            <text:p>SHOULD FAIL</text:p>
          </table:table-cell>
          <table:table-cell office:value-type="string" calcext:value-type="string">
            <text:p>Either this functionality is not intended or it has constraints (foreign keys and such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NDEFINED</text:p>
          </table:table-cell>
          <table:table-cell table:number-columns-repeated="1022"/>
        </table:table-row>
        <table:table-row table:style-name="ro2">
          <table:table-cell/>
          <table:table-cell table:style-name="ce257" office:value-type="string" calcext:value-type="string">
            <text:p>YES</text:p>
          </table:table-cell>
          <table:table-cell table:number-columns-repeated="1022"/>
        </table:table-row>
        <table:table-row table:style-name="ro2">
          <table:table-cell/>
          <table:table-cell table:style-name="ce258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/>
          <table:table-cell table:style-name="ce259" office:value-type="string" calcext:value-type="string">
            <text:p>SHOULD SUCCEE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DIRECT</text:p>
          </table:table-cell>
          <table:table-cell table:number-columns-repeated="102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ce236"/>
          <table:table-cell table:style-name="ce260" table:number-columns-repeated="4"/>
          <table:table-cell table:style-name="ce282"/>
          <table:table-cell table:number-columns-repeated="1018"/>
        </table:table-row>
        <calcext:conditional-formats>
          <calcext:conditional-format calcext:target-range-address="BookController.I13:BookController.Q15 BookController.B11:BookController.P11 BookController.Q11:BookController.Q11 BookController.I12:BookController.Q12 BookController.B12:BookController.F15 BookController.G13:BookController.G15 BookController.H12:BookController.H15">
            <calcext:condition calcext:apply-style-name="Good" calcext:value="contains-text(&quot;ALLOW&quot;)" calcext:base-cell-address="BookController.B11"/>
            <calcext:condition calcext:apply-style-name="Bad" calcext:value="contains-text(&quot;REJECT&quot;)" calcext:base-cell-address="BookController.B11"/>
            <calcext:condition calcext:apply-style-name="Good" calcext:value="contains-text(&quot;ALLOW_PUB&quot;)" calcext:base-cell-address="BookController.B11"/>
          </calcext:conditional-format>
          <calcext:conditional-format calcext:target-range-address="BookController.H19:BookController.H23 BookController.B19:BookController.E23">
            <calcext:condition calcext:apply-style-name="Good" calcext:value="contains-text(&quot;YES&quot;)" calcext:base-cell-address="BookController.B19"/>
            <calcext:condition calcext:apply-style-name="Bad" calcext:value="contains-text(&quot;NO&quot;)" calcext:base-cell-address="BookController.B19"/>
          </calcext:conditional-format>
          <calcext:conditional-format calcext:target-range-address="BookController.B33:BookController.B33">
            <calcext:condition calcext:apply-style-name="Good" calcext:value="contains-text(&quot;ALLOW&quot;)" calcext:base-cell-address="BookController.B33"/>
          </calcext:conditional-format>
          <calcext:conditional-format calcext:target-range-address="BookController.B34:BookController.B34">
            <calcext:condition calcext:apply-style-name="Bad" calcext:value="contains-text(&quot;REJECT&quot;)" calcext:base-cell-address="BookController.B34"/>
          </calcext:conditional-format>
          <calcext:conditional-format calcext:target-range-address="BookController.B37:BookController.B37">
            <calcext:condition calcext:apply-style-name="Good" calcext:value="contains-text(&quot;ALLOW_PUB&quot;)" calcext:base-cell-address="BookController.B37"/>
          </calcext:conditional-format>
          <calcext:conditional-format calcext:target-range-address="BookController.B37:BookController.B37">
            <calcext:condition calcext:apply-style-name="Good" calcext:value="contains-text(&quot;OK&quot;)" calcext:base-cell-address="BookController.B37"/>
          </calcext:conditional-format>
          <calcext:conditional-format calcext:target-range-address="BookController.B38:BookController.B38">
            <calcext:condition calcext:apply-style-name="Note" calcext:value="contains-text(&quot;SHOULD FAIL&quot;)" calcext:base-cell-address="BookController.B38"/>
          </calcext:conditional-format>
          <calcext:conditional-format calcext:target-range-address="BookController.B35:BookController.B35 BookController.G12:BookController.G12">
            <calcext:condition calcext:apply-style-name="Note" calcext:value="contains-text(&quot;ALLOW_PUB&quot;)" calcext:base-cell-address="BookController.B12"/>
          </calcext:conditional-format>
          <calcext:conditional-format calcext:target-range-address="BookController.B40:BookController.B40 BookController.G19:BookController.G23">
            <calcext:condition calcext:apply-style-name="Good" calcext:value="contains-text(&quot;YES&quot;)" calcext:base-cell-address="BookController.B19"/>
          </calcext:conditional-format>
          <calcext:conditional-format calcext:target-range-address="BookController.B41:BookController.B41">
            <calcext:condition calcext:apply-style-name="Bad" calcext:value="contains-text(&quot;NO&quot;)" calcext:base-cell-address="BookController.B41"/>
          </calcext:conditional-format>
          <calcext:conditional-format calcext:target-range-address="BookController.B42:BookController.B42">
            <calcext:condition calcext:apply-style-name="Good" calcext:value="contains-text(&quot;SHOULD SUCCEED&quot;)" calcext:base-cell-address="BookController.B42"/>
          </calcext:conditional-format>
        </calcext:conditional-formats>
      </table:table>
      <table:table table:name="BookRestController" table:style-name="ta1">
        <table:table-column table:style-name="co15" table:default-cell-style-name="ce227"/>
        <table:table-column table:style-name="co16" table:default-cell-style-name="ce300"/>
        <table:table-column table:style-name="co17" table:default-cell-style-name="Default"/>
        <table:table-column table:style-name="co18" table:default-cell-style-name="Default"/>
        <table:table-column table:style-name="co14" table:number-columns-repeated="1020" table:default-cell-style-name="Default"/>
        <table:table-row table:style-name="ro1">
          <table:table-cell table:style-name="ce295" office:value-type="string" calcext:value-type="string" table:number-columns-spanned="1024" table:number-rows-spanned="2">
            <text:p>Bookstore tests implementation reference, Pekka Helenius, 2020</text:p>
          </table:table-cell>
          <table:covered-table-cell table:style-name="Default"/>
          <table:covered-table-cell table:number-columns-repeated="1022"/>
        </table:table-row>
        <table:table-row table:style-name="ro2">
          <table:covered-table-cell table:number-columns-repeated="2" table:style-name="Default"/>
          <table:covered-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21" office:value-type="string" calcext:value-type="string" table:number-columns-spanned="1024" table:number-rows-spanned="1">
            <text:p>JSON Controller (BookRestController)</text:p>
          </table:table-cell>
          <table:covered-table-cell table:style-name="Default"/>
          <table:covered-table-cell table:number-columns-repeated="1022"/>
        </table:table-row>
        <table:table-row table:style-name="ro2">
          <table:table-cell table:style-name="Default"/>
          <table:table-cell table:style-name="ce237"/>
          <table:table-cell table:number-columns-repeated="1022"/>
        </table:table-row>
        <table:table-row table:style-name="ro2">
          <table:table-cell table:style-name="ce296" office:value-type="string" calcext:value-type="string" table:number-columns-spanned="1" table:number-rows-spanned="2">
            <text:p>Expected action</text:p>
          </table:table-cell>
          <table:table-cell table:style-name="ce298" office:value-type="string" calcext:value-type="string" table:number-columns-spanned="1" table:number-rows-spanned="2">
            <text:p>Redirect to list page</text:p>
          </table:table-cell>
          <table:table-cell table:style-name="ce298" office:value-type="string" calcext:value-type="string" table:number-columns-spanned="1" table:number-rows-spanned="2">
            <text:p>Access book JSON data</text:p>
          </table:table-cell>
          <table:table-cell table:style-name="ce298" office:value-type="string" calcext:value-type="string" table:number-columns-spanned="1" table:number-rows-spanned="2">
            <text:p>Access book JSON data collection</text:p>
          </table:table-cell>
          <table:table-cell table:number-columns-repeated="1020"/>
        </table:table-row>
        <table:table-row table:style-name="ro2">
          <table:covered-table-cell table:style-name="ce297"/>
          <table:covered-table-cell table:number-columns-repeated="3" table:style-name="ce239"/>
          <table:table-cell table:number-columns-repeated="1020"/>
        </table:table-row>
        <table:table-row table:style-name="ro2">
          <table:table-cell table:style-name="ce224" office:value-type="string" calcext:value-type="string">
            <text:p>Method</text:p>
          </table:table-cell>
          <table:table-cell table:style-name="ce240" office:value-type="string" calcext:value-type="string">
            <text:p>ANY</text:p>
          </table:table-cell>
          <table:table-cell table:number-columns-repeated="2" table:style-name="ce240" office:value-type="string" calcext:value-type="string">
            <text:p>GET</text:p>
          </table:table-cell>
          <table:table-cell table:number-columns-repeated="1020"/>
        </table:table-row>
        <table:table-row table:style-name="ro2">
          <table:table-cell table:style-name="ce224" office:value-type="string" calcext:value-type="string">
            <text:p>End point</text:p>
          </table:table-cell>
          <table:table-cell table:style-name="ce241" office:value-type="string" calcext:value-type="string">
            <text:p>/json</text:p>
          </table:table-cell>
          <table:table-cell table:style-name="ce241" office:value-type="string" calcext:value-type="string">
            <text:p>/json/book/&lt;hash_id&gt;</text:p>
          </table:table-cell>
          <table:table-cell table:style-name="ce241" office:value-type="string" calcext:value-type="string">
            <text:p>/json/booklist</text:p>
          </table:table-cell>
          <table:table-cell table:number-columns-repeated="1020"/>
        </table:table-row>
        <table:table-row table:style-name="ro2">
          <table:table-cell table:style-name="ce225" office:value-type="string" calcext:value-type="string">
            <text:p>User | Role</text:p>
          </table:table-cell>
          <table:table-cell table:style-name="ce223" table:number-columns-repeated="3"/>
          <table:table-cell table:number-columns-repeated="1020"/>
        </table:table-row>
        <table:table-row table:style-name="ro2">
          <table:table-cell table:style-name="ce226" office:value-type="string" calcext:value-type="string">
            <text:p>admin | ADMIN</text:p>
          </table:table-cell>
          <table:table-cell table:style-name="ce299" table:formula="of:=[BookController.$B$43]" office:value-type="string" office:string-value="REDIRECT" calcext:value-type="string">
            <text:p>REDIRECT</text:p>
          </table:table-cell>
          <table:table-cell table:style-name="ce302" table:formula="of:=[BookController.$B$33]" office:value-type="string" office:string-value="ALLOW" calcext:value-type="string">
            <text:p>ALLOW</text:p>
          </table:table-cell>
          <table:table-cell table:style-name="ce306" table:formula="of:=[BookController.$B$33]" office:value-type="string" office:string-value="ALLOW" calcext:value-type="string">
            <text:p>AL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pdesk | HELPDESK</text:p>
          </table:table-cell>
          <table:table-cell table:formula="of:=[BookController.$B$43]" office:value-type="string" office:string-value="REDIRECT" calcext:value-type="string">
            <text:p>REDIRECT</text:p>
          </table:table-cell>
          <table:table-cell table:style-name="ce303" table:formula="of:=[BookController.$B$35]" office:value-type="string" office:string-value="ALLOW_PUB" calcext:value-type="string">
            <text:p>ALLOW_PUB</text:p>
          </table:table-cell>
          <table:table-cell table:style-name="ce307" table:formula="of:=[BookController.$B$35]" office:value-type="string" office:string-value="ALLOW_PUB" calcext:value-type="string">
            <text:p>ALLOW_PU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esmanager | SALESMANAGER</text:p>
          </table:table-cell>
          <table:table-cell table:formula="of:=[BookController.$B$43]" office:value-type="string" office:string-value="REDIRECT" calcext:value-type="string">
            <text:p>REDIRECT</text:p>
          </table:table-cell>
          <table:table-cell table:style-name="ce304" table:formula="of:=[BookController.$B$33]" office:value-type="string" office:string-value="ALLOW" calcext:value-type="string">
            <text:p>ALLOW</text:p>
          </table:table-cell>
          <table:table-cell table:style-name="ce308" table:formula="of:=[BookController.$B$33]" office:value-type="string" office:string-value="ALLOW" calcext:value-type="string">
            <text:p>AL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 | USER</text:p>
          </table:table-cell>
          <table:table-cell table:formula="of:=[BookController.$B$43]" office:value-type="string" office:string-value="REDIRECT" calcext:value-type="string">
            <text:p>REDIRECT</text:p>
          </table:table-cell>
          <table:table-cell table:style-name="ce303" table:formula="of:=[BookController.$B$35]" office:value-type="string" office:string-value="ALLOW_PUB" calcext:value-type="string">
            <text:p>ALLOW_PUB</text:p>
          </table:table-cell>
          <table:table-cell table:style-name="ce307" table:formula="of:=[BookController.$B$35]" office:value-type="string" office:string-value="ALLOW_PUB" calcext:value-type="string">
            <text:p>ALLOW_PUB</text:p>
          </table:table-cell>
          <table:table-cell table:number-columns-repeated="1020"/>
        </table:table-row>
        <table:table-row table:style-name="ro2">
          <table:table-cell table:style-name="ce228" office:value-type="string" calcext:value-type="string">
            <text:p>nologin</text:p>
          </table:table-cell>
          <table:table-cell table:style-name="ce301" table:formula="of:=[BookController.$B$34]" office:value-type="string" office:string-value="REJECT" calcext:value-type="string">
            <text:p>REJECT</text:p>
          </table:table-cell>
          <table:table-cell table:style-name="ce305" table:formula="of:=[BookController.$B$34]" office:value-type="string" office:string-value="REJECT" calcext:value-type="string">
            <text:p>REJECT</text:p>
          </table:table-cell>
          <table:table-cell table:style-name="ce309" table:formula="of:=[BookController.$B$34]" office:value-type="string" office:string-value="REJECT" calcext:value-type="string">
            <text:p>REJECT</text:p>
          </table:table-cell>
          <table:table-cell table:number-columns-repeated="1020"/>
        </table:table-row>
        <calcext:conditional-formats>
          <calcext:conditional-format calcext:target-range-address="BookRestController.B15:BookRestController.D15 BookRestController.B12:BookRestController.B15 BookRestController.C13:BookRestController.D13 BookRestController.B11:BookRestController.D11">
            <calcext:condition calcext:apply-style-name="Good" calcext:value="contains-text(&quot;ALLOW&quot;)" calcext:base-cell-address="BookRestController.B11"/>
            <calcext:condition calcext:apply-style-name="Bad" calcext:value="contains-text(&quot;REJECT&quot;)" calcext:base-cell-address="BookRestController.B11"/>
            <calcext:condition calcext:apply-style-name="Good" calcext:value="contains-text(&quot;ALLOW_SUB&quot;)" calcext:base-cell-address="BookRestController.B11"/>
          </calcext:conditional-format>
          <calcext:conditional-format calcext:target-range-address="BookRestController.C12:BookRestController.D12 BookRestController.C14:BookRestController.D14">
            <calcext:condition calcext:apply-style-name="Note" calcext:value="contains-text(&quot;ALLOW_PUB&quot;)" calcext:base-cell-address="BookRestController.C12"/>
          </calcext:conditional-format>
        </calcext:conditional-formats>
      </table:table>
      <table:table table:name="BookBasePathAwareController" table:style-name="ta1">
        <table:table-column table:style-name="co19" table:default-cell-style-name="ce313"/>
        <table:table-column table:style-name="co20" table:default-cell-style-name="ce323"/>
        <table:table-column table:style-name="co21" table:default-cell-style-name="ce329"/>
        <table:table-column table:style-name="co7" table:default-cell-style-name="ce329"/>
        <table:table-column table:style-name="co22" table:default-cell-style-name="ce329"/>
        <table:table-column table:style-name="co12" table:default-cell-style-name="ce332"/>
        <table:table-column table:style-name="co23" table:default-cell-style-name="Default"/>
        <table:table-column table:style-name="co14" table:number-columns-repeated="1017" table:default-cell-style-name="Default"/>
        <table:table-row table:style-name="ro1">
          <table:table-cell table:style-name="ce220" office:value-type="string" calcext:value-type="string" table:number-columns-spanned="1024" table:number-rows-spanned="2">
            <text:p>Bookstore tests implementation reference, Pekka Helenius, 2020</text:p>
          </table:table-cell>
          <table:covered-table-cell table:number-columns-repeated="5" table:style-name="Default"/>
          <table:covered-table-cell table:number-columns-repeated="1018"/>
        </table:table-row>
        <table:table-row table:style-name="ro2">
          <table:covered-table-cell table:number-columns-repeated="6" table:style-name="Default"/>
          <table:covered-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21" office:value-type="string" calcext:value-type="string" table:number-columns-spanned="1024" table:number-rows-spanned="1">
            <text:p>REST API Controller (BookBasePathAwareController)</text:p>
          </table:table-cell>
          <table:covered-table-cell table:number-columns-repeated="5" table:style-name="Default"/>
          <table:covered-table-cell table:number-columns-repeated="1018"/>
        </table:table-row>
        <table:table-row table:style-name="ro2">
          <table:table-cell table:style-name="Default"/>
          <table:table-cell table:style-name="ce237"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310" office:value-type="string" calcext:value-type="string" table:number-columns-spanned="1" table:number-rows-spanned="2">
            <text:p>Expected action</text:p>
          </table:table-cell>
          <table:table-cell table:style-name="ce298" office:value-type="string" calcext:value-type="string" table:number-columns-spanned="1" table:number-rows-spanned="2">
            <text:p>Redirect</text:p>
          </table:table-cell>
          <table:table-cell table:style-name="ce298" office:value-type="string" calcext:value-type="string" table:number-columns-spanned="1" table:number-rows-spanned="2">
            <text:p>Access REST API book list info</text:p>
          </table:table-cell>
          <table:table-cell table:style-name="ce298" office:value-type="string" calcext:value-type="string" table:number-columns-spanned="1" table:number-rows-spanned="2">
            <text:p>Access REST API author info</text:p>
          </table:table-cell>
          <table:table-cell table:style-name="ce298" office:value-type="string" calcext:value-type="string" table:number-columns-spanned="1" table:number-rows-spanned="2">
            <text:p>Access REST API user info</text:p>
          </table:table-cell>
          <table:table-cell table:style-name="ce298" office:value-type="string" calcext:value-type="string" table:number-columns-spanned="1" table:number-rows-spanned="2">
            <text:p>Access REST API user info</text:p>
          </table:table-cell>
          <table:table-cell table:style-name="ce298" office:value-type="string" calcext:value-type="string" table:number-columns-spanned="1" table:number-rows-spanned="2">
            <text:p>Access REST API user roles info</text:p>
          </table:table-cell>
          <table:table-cell table:number-columns-repeated="1017"/>
        </table:table-row>
        <table:table-row table:style-name="ro2">
          <table:covered-table-cell table:style-name="ce223"/>
          <table:covered-table-cell table:number-columns-repeated="3" table:style-name="ce315"/>
          <table:covered-table-cell table:number-columns-repeated="3" table:style-name="ce239"/>
          <table:table-cell table:number-columns-repeated="1017"/>
        </table:table-row>
        <table:table-row table:style-name="ro2">
          <table:table-cell table:style-name="ce224" office:value-type="string" calcext:value-type="string">
            <text:p>Method</text:p>
          </table:table-cell>
          <table:table-cell table:style-name="ce316" office:value-type="string" calcext:value-type="string">
            <text:p>ANY</text:p>
          </table:table-cell>
          <table:table-cell table:style-name="ce316" table:number-columns-repeated="2"/>
          <table:table-cell table:style-name="ce240" table:number-columns-repeated="3"/>
          <table:table-cell table:number-columns-repeated="1017"/>
        </table:table-row>
        <table:table-row table:style-name="ro2">
          <table:table-cell table:style-name="ce224" office:value-type="string" calcext:value-type="string">
            <text:p>End point</text:p>
          </table:table-cell>
          <table:table-cell table:style-name="ce241" office:value-type="string" calcext:value-type="string">
            <text:p>/api</text:p>
          </table:table-cell>
          <table:table-cell table:style-name="ce241" office:value-type="string" calcext:value-type="string">
            <text:p>/api/booklist</text:p>
          </table:table-cell>
          <table:table-cell table:style-name="ce241" office:value-type="string" calcext:value-type="string">
            <text:p>/api/authors</text:p>
          </table:table-cell>
          <table:table-cell table:style-name="ce241" office:value-type="string" calcext:value-type="string">
            <text:p>/api/users</text:p>
          </table:table-cell>
          <table:table-cell table:style-name="ce241" office:value-type="string" calcext:value-type="string">
            <text:p>/api/roles</text:p>
          </table:table-cell>
          <table:table-cell table:style-name="ce241" office:value-type="string" calcext:value-type="string">
            <text:p>/api/userroles</text:p>
          </table:table-cell>
          <table:table-cell table:number-columns-repeated="1017"/>
        </table:table-row>
        <table:table-row table:style-name="ro2">
          <table:table-cell table:style-name="ce225" office:value-type="string" calcext:value-type="string">
            <text:p>User | Role</text:p>
          </table:table-cell>
          <table:table-cell table:style-name="ce242"/>
          <table:table-cell table:style-name="ce263" table:number-columns-repeated="4"/>
          <table:table-cell table:style-name="ce291"/>
          <table:table-cell table:number-columns-repeated="1017"/>
        </table:table-row>
        <table:table-row table:style-name="ro2">
          <table:table-cell table:style-name="ce226" office:value-type="string" calcext:value-type="string">
            <text:p>admin | ADMIN</text:p>
          </table:table-cell>
          <table:table-cell table:style-name="ce317" table:formula="of:=[BookController.$B$33]" office:value-type="string" office:string-value="ALLOW" calcext:value-type="string">
            <text:p>ALLOW</text:p>
          </table:table-cell>
          <table:table-cell table:style-name="ce325" table:formula="of:=[BookController.$B$33]" office:value-type="string" office:string-value="ALLOW" calcext:value-type="string">
            <text:p>ALLOW</text:p>
          </table:table-cell>
          <table:table-cell table:style-name="ce325" table:formula="of:=[BookController.$B$33]" office:value-type="string" office:string-value="ALLOW" calcext:value-type="string">
            <text:p>ALLOW</text:p>
          </table:table-cell>
          <table:table-cell table:style-name="ce325" table:formula="of:=[BookController.$B$33]" office:value-type="string" office:string-value="ALLOW" calcext:value-type="string">
            <text:p>ALLOW</text:p>
          </table:table-cell>
          <table:table-cell table:style-name="ce325" table:formula="of:=[BookController.$B$33]" office:value-type="string" office:string-value="ALLOW" calcext:value-type="string">
            <text:p>ALLOW</text:p>
          </table:table-cell>
          <table:table-cell table:style-name="ce334" table:formula="of:=[BookController.$B$33]" office:value-type="string" office:string-value="ALLOW" calcext:value-type="string">
            <text:p>ALLOW</text:p>
          </table:table-cell>
          <table:table-cell table:number-columns-repeated="1017"/>
        </table:table-row>
        <table:table-row table:style-name="ro2">
          <table:table-cell table:style-name="ce227" office:value-type="string" calcext:value-type="string">
            <text:p>helpdesk | HELPDESK</text:p>
          </table:table-cell>
          <table:table-cell table:style-name="ce318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35" table:formula="of:=[BookController.$B$34]" office:value-type="string" office:string-value="REJECT" calcext:value-type="string">
            <text:p>REJECT</text:p>
          </table:table-cell>
          <table:table-cell table:number-columns-repeated="1017"/>
        </table:table-row>
        <table:table-row table:style-name="ro2">
          <table:table-cell table:style-name="ce227" office:value-type="string" calcext:value-type="string">
            <text:p>salesmanager | SALESMANAGER</text:p>
          </table:table-cell>
          <table:table-cell table:style-name="ce318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35" table:formula="of:=[BookController.$B$34]" office:value-type="string" office:string-value="REJECT" calcext:value-type="string">
            <text:p>REJECT</text:p>
          </table:table-cell>
          <table:table-cell table:number-columns-repeated="1017"/>
        </table:table-row>
        <table:table-row table:style-name="ro2">
          <table:table-cell table:style-name="ce227" office:value-type="string" calcext:value-type="string">
            <text:p>user | USER</text:p>
          </table:table-cell>
          <table:table-cell table:style-name="ce318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26" table:formula="of:=[BookController.$B$34]" office:value-type="string" office:string-value="REJECT" calcext:value-type="string">
            <text:p>REJECT</text:p>
          </table:table-cell>
          <table:table-cell table:style-name="ce335" table:formula="of:=[BookController.$B$34]" office:value-type="string" office:string-value="REJECT" calcext:value-type="string">
            <text:p>REJECT</text:p>
          </table:table-cell>
          <table:table-cell table:number-columns-repeated="1017"/>
        </table:table-row>
        <table:table-row table:style-name="ro2">
          <table:table-cell table:style-name="ce228" office:value-type="string" calcext:value-type="string">
            <text:p>nologin</text:p>
          </table:table-cell>
          <table:table-cell table:style-name="ce319" table:formula="of:=[BookController.$B$34]" office:value-type="string" office:string-value="REJECT" calcext:value-type="string">
            <text:p>REJECT</text:p>
          </table:table-cell>
          <table:table-cell table:style-name="ce327" table:formula="of:=[BookController.$B$34]" office:value-type="string" office:string-value="REJECT" calcext:value-type="string">
            <text:p>REJECT</text:p>
          </table:table-cell>
          <table:table-cell table:style-name="ce327" table:formula="of:=[BookController.$B$34]" office:value-type="string" office:string-value="REJECT" calcext:value-type="string">
            <text:p>REJECT</text:p>
          </table:table-cell>
          <table:table-cell table:style-name="ce327" table:formula="of:=[BookController.$B$34]" office:value-type="string" office:string-value="REJECT" calcext:value-type="string">
            <text:p>REJECT</text:p>
          </table:table-cell>
          <table:table-cell table:style-name="ce327" table:formula="of:=[BookController.$B$34]" office:value-type="string" office:string-value="REJECT" calcext:value-type="string">
            <text:p>REJECT</text:p>
          </table:table-cell>
          <table:table-cell table:style-name="ce336" table:formula="of:=[BookController.$B$34]" office:value-type="string" office:string-value="REJECT" calcext:value-type="string">
            <text:p>REJECT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320" table:number-columns-repeated="6"/>
          <table:table-cell table:number-columns-repeated="1017"/>
        </table:table-row>
        <table:table-row table:style-name="ro2">
          <table:table-cell table:style-name="ce311"/>
          <table:table-cell table:style-name="ce321" table:number-columns-repeated="6"/>
          <table:table-cell table:style-name="ce311" table:number-columns-repeated="101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/>
          <table:table-cell table:style-name="ce237" office:value-type="string" calcext:value-type="string">
            <text:p>Individual functions, as an authorized REST API user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310" office:value-type="string" calcext:value-type="string" table:number-columns-spanned="1" table:number-rows-spanned="2">
            <text:p>Action (method)</text:p>
          </table:table-cell>
          <table:table-cell table:style-name="ce298" office:value-type="string" calcext:value-type="string" table:number-columns-spanned="1" table:number-rows-spanned="2">
            <text:p>read (GET)</text:p>
          </table:table-cell>
          <table:table-cell table:style-name="ce298" office:value-type="string" calcext:value-type="string" table:number-columns-spanned="1" table:number-rows-spanned="2">
            <text:p>write (POST)</text:p>
          </table:table-cell>
          <table:table-cell table:style-name="ce298" office:value-type="string" calcext:value-type="string" table:number-columns-spanned="1" table:number-rows-spanned="2">
            <text:p>update (PUT)</text:p>
          </table:table-cell>
          <table:table-cell table:style-name="ce298" office:value-type="string" calcext:value-type="string" table:number-columns-spanned="1" table:number-rows-spanned="2">
            <text:p>search (GET)</text:p>
          </table:table-cell>
          <table:table-cell table:style-name="ce298" office:value-type="string" calcext:value-type="string" table:number-columns-spanned="1" table:number-rows-spanned="2">
            <text:p>delete (DELETE)</text:p>
          </table:table-cell>
          <table:table-cell table:number-columns-repeated="1018"/>
        </table:table-row>
        <table:table-row table:style-name="ro2">
          <table:covered-table-cell table:style-name="ce224"/>
          <table:covered-table-cell table:number-columns-repeated="5" table:style-name="ce298"/>
          <table:table-cell table:number-columns-repeated="1018"/>
        </table:table-row>
        <table:table-row table:style-name="ro2">
          <table:table-cell table:style-name="ce237" office:value-type="string" calcext:value-type="string">
            <text:p>End point</text:p>
          </table:table-cell>
          <table:table-cell table:style-name="ce235"/>
          <table:table-cell table:style-name="Default" table:number-columns-repeated="3"/>
          <table:table-cell table:style-name="ce281"/>
          <table:table-cell table:number-columns-repeated="1018"/>
        </table:table-row>
        <table:table-row table:style-name="ro2">
          <table:table-cell table:style-name="ce312" office:value-type="string" calcext:value-type="string">
            <text:p>/api/booklist</text:p>
          </table:table-cell>
          <table:table-cell table:style-name="ce322" table:formula="of:=[BookController.$B$37]" office:value-type="string" office:string-value="OK" calcext:value-type="string">
            <text:p>OK</text:p>
          </table:table-cell>
          <table:table-cell table:style-name="ce328" table:formula="of:=[BookController.$B$37]" office:value-type="string" office:string-value="OK" calcext:value-type="string">
            <text:p>OK</text:p>
          </table:table-cell>
          <table:table-cell table:style-name="ce328" table:formula="of:=[BookController.$B$39]" office:value-type="string" office:string-value="UNDEFINED" calcext:value-type="string">
            <text:p>UNDEFINED</text:p>
          </table:table-cell>
          <table:table-cell table:style-name="ce328" table:formula="of:=[BookController.$B$37]" office:value-type="string" office:string-value="OK" calcext:value-type="string">
            <text:p>OK</text:p>
          </table:table-cell>
          <table:table-cell table:style-name="ce331" table:formula="of:=[BookController.$B$38]" office:value-type="string" office:string-value="SHOULD FAIL" calcext:value-type="string">
            <text:p>SHOULD F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booklist/&lt;book_id&gt;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office:value-type="string" calcext:value-type="string">
            <text:p>UNDEFINED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authors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8]" office:value-type="string" office:string-value="SHOULD FAIL" calcext:value-type="string">
            <text:p>SHOULD F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authors/&lt;author_id&gt;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8] &amp; &quot; until book entry has been deleted&quot;" office:value-type="string" office:string-value="SHOULD FAIL until book entry has been deleted" calcext:value-type="string">
            <text:p>SHOULD FAIL until book entry has been dele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users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8]" office:value-type="string" office:string-value="SHOULD FAIL" calcext:value-type="string">
            <text:p>SHOULD F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users/&lt;user_id&gt;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8] &amp; &quot; until userroles entry has been deleted&quot;" office:value-type="string" office:string-value="SHOULD FAIL until userroles entry has been deleted" calcext:value-type="string">
            <text:p>SHOULD FAIL until userroles entry has been dele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roles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8]" office:value-type="string" office:string-value="SHOULD FAIL" calcext:value-type="string">
            <text:p>SHOULD F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roles/&lt;role_id&gt;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8] &amp; &quot; until userroles entry has been deleted&quot;" office:value-type="string" office:string-value="SHOULD FAIL until userroles entry has been deleted" calcext:value-type="string">
            <text:p>SHOULD FAIL until userroles entry has been dele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/api/userroles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7]" office:value-type="string" office:string-value="OK" calcext:value-type="string">
            <text:p>OK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9]" office:value-type="string" office:string-value="UNDEFINED" calcext:value-type="string">
            <text:p>UNDEFINED</text:p>
          </table:table-cell>
          <table:table-cell table:formula="of:=[BookController.$B$38]" office:value-type="string" office:string-value="SHOULD FAIL" calcext:value-type="string">
            <text:p>SHOULD FAIL</text:p>
          </table:table-cell>
          <table:table-cell table:number-columns-repeated="1018"/>
        </table:table-row>
        <table:table-row table:style-name="ro2">
          <table:table-cell table:style-name="ce314" office:value-type="string" calcext:value-type="string">
            <text:p>api/userroles/user_id:&lt;user_id&gt;,role_id:&lt;role_id&gt;</text:p>
          </table:table-cell>
          <table:table-cell table:style-name="ce324" table:formula="of:=[BookController.$B$37]" office:value-type="string" office:string-value="OK" calcext:value-type="string">
            <text:p>OK</text:p>
          </table:table-cell>
          <table:table-cell table:style-name="ce330" table:formula="of:=[BookController.$B$39]" office:value-type="string" office:string-value="UNDEFINED" calcext:value-type="string">
            <text:p>UNDEFINED</text:p>
          </table:table-cell>
          <table:table-cell table:style-name="ce330" table:formula="of:=[BookController.$B$37]" office:value-type="string" office:string-value="OK" calcext:value-type="string">
            <text:p>OK</text:p>
          </table:table-cell>
          <table:table-cell table:style-name="ce330" table:formula="of:=[BookController.$B$39]" office:value-type="string" office:string-value="UNDEFINED" calcext:value-type="string">
            <text:p>UNDEFINED</text:p>
          </table:table-cell>
          <table:table-cell table:style-name="ce333" table:formula="of:=[BookController.$B$37]" office:value-type="string" office:string-value="OK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office:value-type="string" calcext:value-type="string">
            <text:p>NOTE: No more distinguisable policy has been defined for REST API. It’s either full access or no access.</text:p>
          </table:table-cell>
          <table:table-cell table:style-name="Default" table:number-columns-repeated="5"/>
          <table:table-cell table:number-columns-repeated="1018"/>
        </table:table-row>
        <calcext:conditional-formats>
          <calcext:conditional-format calcext:target-range-address="BookBasePathAwareController.B11:BookBasePathAwareController.G17">
            <calcext:condition calcext:apply-style-name="Good" calcext:value="contains-text(&quot;ALLOW&quot;)" calcext:base-cell-address="BookBasePathAwareController.B11"/>
            <calcext:condition calcext:apply-style-name="Bad" calcext:value="contains-text(&quot;REJECT&quot;)" calcext:base-cell-address="BookBasePathAwareController.B11"/>
            <calcext:condition calcext:apply-style-name="Good" calcext:value="contains-text(&quot;ALLOW_PUB&quot;)" calcext:base-cell-address="BookBasePathAwareController.B11"/>
          </calcext:conditional-format>
          <calcext:conditional-format calcext:target-range-address="BookBasePathAwareController.B23:BookBasePathAwareController.F32">
            <calcext:condition calcext:apply-style-name="Good" calcext:value="contains-text(&quot;OK&quot;)" calcext:base-cell-address="BookBasePathAwareController.B23"/>
            <calcext:condition calcext:apply-style-name="Note" calcext:value="contains-text(&quot;UNDEFINED&quot;)" calcext:base-cell-address="BookBasePathAwareController.B23"/>
            <calcext:condition calcext:apply-style-name="Bad" calcext:value="contains-text(&quot;SHOULD FAIL&quot;)" calcext:base-cell-address="BookBasePathAwareController.B23"/>
          </calcext:conditional-format>
        </calcext:conditional-formats>
      </table:table>
      <table:table table:name="JPA auth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1019" table:default-cell-style-name="Default"/>
        <table:table-row table:style-name="ro1">
          <table:table-cell table:style-name="ce220" office:value-type="string" calcext:value-type="string" table:number-columns-spanned="1024" table:number-rows-spanned="2">
            <text:p>Bookstore tests implementation reference, Pekka Helenius, 2020</text:p>
          </table:table-cell>
          <table:covered-table-cell table:number-columns-repeated="1023"/>
        </table:table-row>
        <table:table-row table:style-name="ro2">
          <table:covered-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221" office:value-type="string" calcext:value-type="string" table:number-columns-spanned="1024" table:number-rows-spanned="1">
            <text:p>Database tests – auth tables</text:p>
          </table:table-cell>
          <table:covered-table-cell table:number-columns-repeated="1023"/>
        </table:table-row>
        <table:table-row table:style-name="ro2">
          <table:table-cell table:style-name="ce124" office:value-type="string" calcext:value-type="string">
            <text:p>User</text:p>
          </table:table-cell>
          <table:table-cell table:style-name="ce130" office:value-type="string" calcext:value-type="string">
            <text:p>Bookstore database user</text:p>
          </table:table-cell>
          <table:table-cell table:number-columns-repeated="1022"/>
        </table:table-row>
        <table:table-row table:style-name="ro2">
          <table:table-cell table:style-name="ce125" office:value-type="string" calcext:value-type="string">
            <text:p>Realm</text:p>
          </table:table-cell>
          <table:table-cell table:style-name="ce131" office:value-type="string" calcext:value-type="string">
            <text:p>Authentication data storag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37"/>
          <table:table-cell table:style-name="ce237" office:value-type="string" calcext:value-type="string">
            <text:p>Query</text:p>
          </table:table-cell>
          <table:table-cell table:number-columns-repeated="1022"/>
        </table:table-row>
        <table:table-row table:style-name="ro2">
          <table:table-cell table:style-name="ce224" office:value-type="string" calcext:value-type="string">
            <text:p>Table</text:p>
          </table:table-cell>
          <table:table-cell table:style-name="ce132" office:value-type="string" calcext:value-type="string">
            <text:p>read (SELECT * FROM ..)</text:p>
          </table:table-cell>
          <table:table-cell table:style-name="ce132" office:value-type="string" calcext:value-type="string">
            <text:p>write (INSERT)</text:p>
          </table:table-cell>
          <table:table-cell table:style-name="ce132" office:value-type="string" calcext:value-type="string">
            <text:p>search (SELECT * FROM .. WHERE ..)</text:p>
          </table:table-cell>
          <table:table-cell table:style-name="ce132" office:value-type="string" calcext:value-type="string">
            <text:p>update (UPDATE .. SET)</text:p>
          </table:table-cell>
          <table:table-cell table:number-columns-repeated="1019"/>
        </table:table-row>
        <table:table-row table:style-name="ro2">
          <table:table-cell table:style-name="ce126" office:value-type="string" calcext:value-type="string">
            <text:p>ROLE</text:p>
          </table:table-cell>
          <table:table-cell table:style-name="ce346" table:formula="of:=[BookController.$B$42]" office:value-type="string" office:string-value="SHOULD SUCCEED" calcext:value-type="string">
            <text:p>SHOULD SUCCEED</text:p>
          </table:table-cell>
          <table:table-cell table:style-name="ce349" table:formula="of:=[BookController.$B$42]" office:value-type="string" office:string-value="SHOULD SUCCEED" calcext:value-type="string">
            <text:p>SHOULD SUCCEED</text:p>
          </table:table-cell>
          <table:table-cell table:style-name="ce349" table:formula="of:=[BookController.$B$42]" office:value-type="string" office:string-value="SHOULD SUCCEED" calcext:value-type="string">
            <text:p>SHOULD SUCCEED</text:p>
          </table:table-cell>
          <table:table-cell table:style-name="ce352" table:formula="of:=[BookController.$B$42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style-name="ce127" office:value-type="string" calcext:value-type="string">
            <text:p>USER</text:p>
          </table:table-cell>
          <table:table-cell table:style-name="ce347" table:formula="of:=[BookController.$B$42]" office:value-type="string" office:string-value="SHOULD SUCCEED" calcext:value-type="string">
            <text:p>SHOULD SUCCEED</text:p>
          </table:table-cell>
          <table:table-cell table:style-name="ce350" table:formula="of:=[BookController.$B$42]" office:value-type="string" office:string-value="SHOULD SUCCEED" calcext:value-type="string">
            <text:p>SHOULD SUCCEED</text:p>
          </table:table-cell>
          <table:table-cell table:style-name="ce350" table:formula="of:=[BookController.$B$42]" office:value-type="string" office:string-value="SHOULD SUCCEED" calcext:value-type="string">
            <text:p>SHOULD SUCCEED</text:p>
          </table:table-cell>
          <table:table-cell table:style-name="ce353" table:formula="of:=[BookController.$B$42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style-name="ce128" office:value-type="string" calcext:value-type="string">
            <text:p>USER_ROLE</text:p>
          </table:table-cell>
          <table:table-cell table:style-name="ce348" table:formula="of:=[BookController.$B$42]" office:value-type="string" office:string-value="SHOULD SUCCEED" calcext:value-type="string">
            <text:p>SHOULD SUCCEED</text:p>
          </table:table-cell>
          <table:table-cell table:style-name="ce351" table:formula="of:=[BookController.$B$42] &amp; &quot; after USER and ROLE has been defined&quot;" office:value-type="string" office:string-value="SHOULD SUCCEED after USER and ROLE has been defined" calcext:value-type="string">
            <text:p>SHOULD SUCCEED after USER and ROLE has been defined</text:p>
          </table:table-cell>
          <table:table-cell table:style-name="ce351" table:formula="of:=[BookController.$B$42]" office:value-type="string" office:string-value="SHOULD SUCCEED" calcext:value-type="string">
            <text:p>SHOULD SUCCEED</text:p>
          </table:table-cell>
          <table:table-cell table:style-name="ce354" table:formula="of:=[BookController.$B$42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7" office:value-type="string" calcext:value-type="string">
            <text:p>User passwords are encrypted (bcrypt):</text:p>
          </table:table-cell>
          <table:table-cell table:number-columns-repeated="1023"/>
        </table:table-row>
        <table:table-row table:style-name="ro2">
          <table:table-cell table:style-name="ce129" table:formula="of:=[BookController.$B$40]" office:value-type="string" office:string-value="YES" calcext:value-type="string">
            <text:p>YES</text:p>
          </table:table-cell>
          <table:table-cell table:number-columns-repeated="1023"/>
        </table:table-row>
        <calcext:conditional-formats>
          <calcext:conditional-format calcext:target-range-address="'JPA auth'.B10:'JPA auth'.E12">
            <calcext:condition calcext:apply-style-name="Good" calcext:value="contains-text(&quot;SHOULD SUCCEED&quot;)" calcext:base-cell-address="'JPA auth'.B10"/>
            <calcext:condition calcext:apply-style-name="Bad" calcext:value="contains-text(&quot;SHOULD FAIL&quot;)" calcext:base-cell-address="'JPA auth'.B10"/>
          </calcext:conditional-format>
          <calcext:conditional-format calcext:target-range-address="'JPA auth'.A15:'JPA auth'.A15">
            <calcext:condition calcext:apply-style-name="Good" calcext:value="contains-text(&quot;YES&quot;)" calcext:base-cell-address="'JPA auth'.A15"/>
            <calcext:condition calcext:apply-style-name="Bad" calcext:value="contains-text(&quot;NO&quot;)" calcext:base-cell-address="'JPA auth'.A15"/>
          </calcext:conditional-format>
        </calcext:conditional-formats>
      </table:table>
      <table:table table:name="JPA book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4" table:number-columns-repeated="1019" table:default-cell-style-name="Default"/>
        <table:table-row table:style-name="ro1">
          <table:table-cell table:style-name="ce295" office:value-type="string" calcext:value-type="string" table:number-columns-spanned="1024" table:number-rows-spanned="2">
            <text:p>Bookstore tests implementation reference, Pekka Helenius, 2020</text:p>
          </table:table-cell>
          <table:covered-table-cell table:number-columns-repeated="1023"/>
        </table:table-row>
        <table:table-row table:style-name="ro2">
          <table:covered-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221" office:value-type="string" calcext:value-type="string" table:number-columns-spanned="1024" table:number-rows-spanned="1">
            <text:p>Database tests – book tables</text:p>
          </table:table-cell>
          <table:covered-table-cell table:number-columns-repeated="1023"/>
        </table:table-row>
        <table:table-row table:style-name="ro2">
          <table:table-cell table:style-name="ce142" office:value-type="string" calcext:value-type="string">
            <text:p>User</text:p>
          </table:table-cell>
          <table:table-cell table:style-name="ce130" office:value-type="string" calcext:value-type="string">
            <text:p>Bookstore database user</text:p>
          </table:table-cell>
          <table:table-cell table:number-columns-repeated="1022"/>
        </table:table-row>
        <table:table-row table:style-name="ro2">
          <table:table-cell table:style-name="ce125" office:value-type="string" calcext:value-type="string">
            <text:p>Realm</text:p>
          </table:table-cell>
          <table:table-cell table:style-name="ce131" office:value-type="string" calcext:value-type="string">
            <text:p>Book related data storag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37"/>
          <table:table-cell table:style-name="ce237" office:value-type="string" calcext:value-type="string">
            <text:p>Query</text:p>
          </table:table-cell>
          <table:table-cell table:number-columns-repeated="1022"/>
        </table:table-row>
        <table:table-row table:style-name="ro2">
          <table:table-cell table:style-name="ce224" office:value-type="string" calcext:value-type="string">
            <text:p>Table</text:p>
          </table:table-cell>
          <table:table-cell table:style-name="ce132" office:value-type="string" calcext:value-type="string">
            <text:p>read (SELECT * FROM ..)</text:p>
          </table:table-cell>
          <table:table-cell table:style-name="ce132" office:value-type="string" calcext:value-type="string">
            <text:p>write (INSERT)</text:p>
          </table:table-cell>
          <table:table-cell table:style-name="ce132" office:value-type="string" calcext:value-type="string">
            <text:p>search (SELECT * FROM .. WHERE ..)</text:p>
          </table:table-cell>
          <table:table-cell table:style-name="ce132" office:value-type="string" calcext:value-type="string">
            <text:p>update (UPDATE .. SET)</text:p>
          </table:table-cell>
          <table:table-cell table:number-columns-repeated="1019"/>
        </table:table-row>
        <table:table-row table:style-name="ro2">
          <table:table-cell table:style-name="ce126" office:value-type="string" calcext:value-type="string">
            <text:p>AUTHOR</text:p>
          </table:table-cell>
          <table:table-cell table:style-name="ce357" table:formula="of:=[BookController.$B$42]" office:value-type="string" office:string-value="SHOULD SUCCEED" calcext:value-type="string">
            <text:p>SHOULD SUCCEED</text:p>
          </table:table-cell>
          <table:table-cell table:style-name="ce360" table:formula="of:=[BookController.$B$42]" office:value-type="string" office:string-value="SHOULD SUCCEED" calcext:value-type="string">
            <text:p>SHOULD SUCCEED</text:p>
          </table:table-cell>
          <table:table-cell table:style-name="ce360" table:formula="of:=[BookController.$B$42]" office:value-type="string" office:string-value="SHOULD SUCCEED" calcext:value-type="string">
            <text:p>SHOULD SUCCEED</text:p>
          </table:table-cell>
          <table:table-cell table:style-name="ce363" table:formula="of:=[BookController.$B$42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style-name="ce127" office:value-type="string" calcext:value-type="string">
            <text:p>BOOK</text:p>
          </table:table-cell>
          <table:table-cell table:style-name="ce358" table:formula="of:=[BookController.$B$42]" office:value-type="string" office:string-value="SHOULD SUCCEED" calcext:value-type="string">
            <text:p>SHOULD SUCCEED</text:p>
          </table:table-cell>
          <table:table-cell table:style-name="ce361" table:formula="of:=[BookController.$B$42]" office:value-type="string" office:string-value="SHOULD SUCCEED" calcext:value-type="string">
            <text:p>SHOULD SUCCEED</text:p>
          </table:table-cell>
          <table:table-cell table:style-name="ce361" table:formula="of:=[BookController.$B$42]" office:value-type="string" office:string-value="SHOULD SUCCEED" calcext:value-type="string">
            <text:p>SHOULD SUCCEED</text:p>
          </table:table-cell>
          <table:table-cell table:style-name="ce364" table:formula="of:=[BookController.$B$42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style-name="ce127" office:value-type="string" calcext:value-type="string">
            <text:p>BOOK_HASH</text:p>
          </table:table-cell>
          <table:table-cell table:style-name="ce358" table:formula="of:=[BookController.$B$42]" office:value-type="string" office:string-value="SHOULD SUCCEED" calcext:value-type="string">
            <text:p>SHOULD SUCCEED</text:p>
          </table:table-cell>
          <table:table-cell table:style-name="ce361" table:formula="of:=[BookController.$B$42] &amp; &quot; after BOOK has been defined&quot;" office:value-type="string" office:string-value="SHOULD SUCCEED after BOOK has been defined" calcext:value-type="string">
            <text:p>SHOULD SUCCEED after BOOK has been defined</text:p>
          </table:table-cell>
          <table:table-cell table:style-name="ce361" table:formula="of:=[BookController.$B$42]" office:value-type="string" office:string-value="SHOULD SUCCEED" calcext:value-type="string">
            <text:p>SHOULD SUCCEED</text:p>
          </table:table-cell>
          <table:table-cell table:style-name="ce364" table:formula="of:=[BookController.$B$38] &amp; &quot;*&quot;" office:value-type="string" office:string-value="SHOULD FAIL*" calcext:value-type="string">
            <text:p>SHOULD FAIL*</text:p>
          </table:table-cell>
          <table:table-cell table:number-columns-repeated="1019"/>
        </table:table-row>
        <table:table-row table:style-name="ro2">
          <table:table-cell table:style-name="ce128" office:value-type="string" calcext:value-type="string">
            <text:p>CATEGORY</text:p>
          </table:table-cell>
          <table:table-cell table:style-name="ce359" table:formula="of:=[BookController.$B$42]" office:value-type="string" office:string-value="SHOULD SUCCEED" calcext:value-type="string">
            <text:p>SHOULD SUCCEED</text:p>
          </table:table-cell>
          <table:table-cell table:style-name="ce362" table:formula="of:=[BookController.$B$42]" office:value-type="string" office:string-value="SHOULD SUCCEED" calcext:value-type="string">
            <text:p>SHOULD SUCCEED</text:p>
          </table:table-cell>
          <table:table-cell table:style-name="ce362" table:formula="of:=[BookController.$B$42]" office:value-type="string" office:string-value="SHOULD SUCCEED" calcext:value-type="string">
            <text:p>SHOULD SUCCEED</text:p>
          </table:table-cell>
          <table:table-cell table:style-name="ce365" table:formula="of:=[BookController.$B$42]" office:value-type="string" office:string-value="SHOULD SUCCEED" calcext:value-type="string">
            <text:p>SHOULD SUCCE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43" office:value-type="string" calcext:value-type="string" table:number-columns-spanned="5" table:number-rows-spanned="4">
            <text:p>*Bookstore database user restrictions must also be considered (GRANT &amp; REVOKE administrative database queries) Bookstore Java code provides security mechanisms only to the top application back-end security layer by ignoring UPDATE queries but does not have anything for hard-configured database back-end security policy. Contact your SQL server admin to configure this policy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calcext:conditional-formats>
          <calcext:conditional-format calcext:target-range-address="'JPA book'.B10:'JPA book'.E13">
            <calcext:condition calcext:apply-style-name="Good" calcext:value="contains-text(&quot;SHOULD SUCCEED&quot;)" calcext:base-cell-address="'JPA book'.B10"/>
            <calcext:condition calcext:apply-style-name="Bad" calcext:value="contains-text(&quot;SHOULD FAIL&quot;)" calcext:base-cell-address="'JPA book'.B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5:53:55.978883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28:49.085586643</meta:creation-date>
    <dc:date>2020-10-09T15:54:23.484132374</dc:date>
    <meta:editing-duration>PT16H9M39S</meta:editing-duration>
    <meta:editing-cycles>67</meta:editing-cycles>
    <meta:generator>LibreOffice/6.2.3.2$Linux_X86_64 LibreOffice_project/20$Build-2</meta:generator>
    <meta:document-statistic meta:table-count="5" meta:cell-count="405" meta:object-count="0"/>
  </office:meta>
</office:document-meta>
</file>